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2.125cm" style:rel-column-width="8191*"/>
    </style:style>
    <style:style style:name="Таблица9.B" style:family="table-column">
      <style:table-column-properties style:column-width="2.125cm" style:rel-column-width="8192*"/>
    </style:style>
    <style:style style:name="Таблица9.G" style:family="table-column">
      <style:table-column-properties style:column-width="2.125cm" style:rel-column-width="8193*"/>
    </style:style>
    <style:style style:name="Таблица9.A1" style:family="table-cell">
      <style:table-cell-properties fo:background-color="#8769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9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E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F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H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none" fo:border-top="none" fo:border-bottom="0.05pt solid #000000"/>
    </style:style>
    <style:style style:name="Таблица9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3" style:family="table-cell">
      <style:table-cell-properties fo:padding="0.097cm" fo:border-left="0.05pt solid #000000" fo:border-right="none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none" fo:border-top="none" fo:border-bottom="0.05pt solid #000000"/>
    </style:style>
    <style:style style:name="Таблица9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125cm" style:rel-column-width="8191*"/>
    </style:style>
    <style:style style:name="Таблица8.B" style:family="table-column">
      <style:table-column-properties style:column-width="2.125cm" style:rel-column-width="8192*"/>
    </style:style>
    <style:style style:name="Таблица8.G" style:family="table-column">
      <style:table-column-properties style:column-width="2.125cm" style:rel-column-width="8193*"/>
    </style:style>
    <style:style style:name="Таблица8.A1" style:family="table-cell">
      <style:table-cell-properties fo:background-color="#8769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E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F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H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none" fo:border-top="none" fo:border-bottom="0.05pt solid #000000"/>
    </style:style>
    <style:style style:name="Таблица8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none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none" fo:border-top="none" fo:border-bottom="0.05pt solid #000000"/>
    </style:style>
    <style:style style:name="Таблица8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none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none" fo:border-top="none" fo:border-bottom="0.05pt solid #000000"/>
    </style:style>
    <style:style style:name="Таблица8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none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none" fo:border-top="none" fo:border-bottom="0.05pt solid #000000"/>
    </style:style>
    <style:style style:name="Таблица8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2.125cm" style:rel-column-width="8191*"/>
    </style:style>
    <style:style style:name="Таблица7.B" style:family="table-column">
      <style:table-column-properties style:column-width="2.125cm" style:rel-column-width="8192*"/>
    </style:style>
    <style:style style:name="Таблица7.G" style:family="table-column">
      <style:table-column-properties style:column-width="2.125cm" style:rel-column-width="8193*"/>
    </style:style>
    <style:style style:name="Таблица7.A1" style:family="table-cell">
      <style:table-cell-properties fo:background-color="#8769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7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E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F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H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none" fo:border-top="none" fo:border-bottom="0.05pt solid #000000"/>
    </style:style>
    <style:style style:name="Таблица7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none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none" fo:border-top="none" fo:border-bottom="0.05pt solid #000000"/>
    </style:style>
    <style:style style:name="Таблица7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none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none" fo:border-top="none" fo:border-bottom="0.05pt solid #000000"/>
    </style:style>
    <style:style style:name="Таблица7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none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none" fo:border-top="none" fo:border-bottom="0.05pt solid #000000"/>
    </style:style>
    <style:style style:name="Таблица7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none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none" fo:border-top="none" fo:border-bottom="0.05pt solid #000000"/>
    </style:style>
    <style:style style:name="Таблица7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none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none" fo:border-top="none" fo:border-bottom="0.05pt solid #000000"/>
    </style:style>
    <style:style style:name="Таблица7.H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2.125cm" style:rel-column-width="8191*"/>
    </style:style>
    <style:style style:name="Таблица6.B" style:family="table-column">
      <style:table-column-properties style:column-width="2.125cm" style:rel-column-width="8192*"/>
    </style:style>
    <style:style style:name="Таблица6.G" style:family="table-column">
      <style:table-column-properties style:column-width="2.125cm" style:rel-column-width="8193*"/>
    </style:style>
    <style:style style:name="Таблица6.A1" style:family="table-cell">
      <style:table-cell-properties fo:background-color="#8769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6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F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H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none" fo:border-top="none" fo:border-bottom="0.05pt solid #000000"/>
    </style:style>
    <style:style style:name="Таблица6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none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none" fo:border-top="none" fo:border-bottom="0.05pt solid #000000"/>
    </style:style>
    <style:style style:name="Таблица6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none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none" fo:border-top="none" fo:border-bottom="0.05pt solid #000000"/>
    </style:style>
    <style:style style:name="Таблица6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none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none" fo:border-top="none" fo:border-bottom="0.05pt solid #000000"/>
    </style:style>
    <style:style style:name="Таблица6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2.125cm" style:rel-column-width="8191*"/>
    </style:style>
    <style:style style:name="Таблица5.B" style:family="table-column">
      <style:table-column-properties style:column-width="2.125cm" style:rel-column-width="8192*"/>
    </style:style>
    <style:style style:name="Таблица5.G" style:family="table-column">
      <style:table-column-properties style:column-width="2.125cm" style:rel-column-width="8193*"/>
    </style:style>
    <style:style style:name="Таблица5.A1" style:family="table-cell">
      <style:table-cell-properties fo:background-color="#8769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E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F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H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none" fo:border-top="none" fo:border-bottom="0.05pt solid #000000"/>
    </style:style>
    <style:style style:name="Таблица5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none" fo:border-top="none" fo:border-bottom="0.05pt solid #000000"/>
    </style:style>
    <style:style style:name="Таблица5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none" fo:border-top="none" fo:border-bottom="0.05pt solid #000000"/>
    </style:style>
    <style:style style:name="Таблица5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none" fo:border-top="none" fo:border-bottom="0.05pt solid #000000"/>
    </style:style>
    <style:style style:name="Таблица5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2.125cm" style:rel-column-width="8191*"/>
    </style:style>
    <style:style style:name="Таблица4.B" style:family="table-column">
      <style:table-column-properties style:column-width="2.125cm" style:rel-column-width="8192*"/>
    </style:style>
    <style:style style:name="Таблица4.G" style:family="table-column">
      <style:table-column-properties style:column-width="2.125cm" style:rel-column-width="8193*"/>
    </style:style>
    <style:style style:name="Таблица4.A1" style:family="table-cell">
      <style:table-cell-properties fo:background-color="#8769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E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F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H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none" fo:border-top="none" fo:border-bottom="0.05pt solid #000000"/>
    </style:style>
    <style:style style:name="Таблица4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none" fo:border-top="none" fo:border-bottom="0.05pt solid #000000"/>
    </style:style>
    <style:style style:name="Таблица4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none" fo:border-top="none" fo:border-bottom="0.05pt solid #000000"/>
    </style:style>
    <style:style style:name="Таблица4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none" fo:border-top="none" fo:border-bottom="0.05pt solid #000000"/>
    </style:style>
    <style:style style:name="Таблица4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none" fo:border-top="none" fo:border-bottom="0.05pt solid #000000"/>
    </style:style>
    <style:style style:name="Таблица4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2.125cm" style:rel-column-width="8191*"/>
    </style:style>
    <style:style style:name="Таблица3.B" style:family="table-column">
      <style:table-column-properties style:column-width="2.125cm" style:rel-column-width="8192*"/>
    </style:style>
    <style:style style:name="Таблица3.G" style:family="table-column">
      <style:table-column-properties style:column-width="2.125cm" style:rel-column-width="8193*"/>
    </style:style>
    <style:style style:name="Таблица3.A1" style:family="table-cell">
      <style:table-cell-properties fo:background-color="#8769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F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H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none" fo:border-top="none" fo:border-bottom="0.05pt solid #000000"/>
    </style:style>
    <style:style style:name="Таблица3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3" style:family="table-cell">
      <style:table-cell-properties fo:padding="0.097cm" fo:border-left="0.05pt solid #000000" fo:border-right="none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none" fo:border-top="none" fo:border-bottom="0.05pt solid #000000"/>
    </style:style>
    <style:style style:name="Таблица3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4" style:family="table-cell">
      <style:table-cell-properties fo:padding="0.097cm" fo:border-left="0.05pt solid #000000" fo:border-right="none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none" fo:border-top="none" fo:border-bottom="0.05pt solid #000000"/>
    </style:style>
    <style:style style:name="Таблица3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5" style:family="table-cell">
      <style:table-cell-properties fo:padding="0.097cm" fo:border-left="0.05pt solid #000000" fo:border-right="none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none" fo:border-top="none" fo:border-bottom="0.05pt solid #000000"/>
    </style:style>
    <style:style style:name="Таблица3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6" style:family="table-cell">
      <style:table-cell-properties fo:padding="0.097cm" fo:border-left="0.05pt solid #000000" fo:border-right="none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none" fo:border-top="none" fo:border-bottom="0.05pt solid #000000"/>
    </style:style>
    <style:style style:name="Таблица3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7" style:family="table-cell">
      <style:table-cell-properties fo:padding="0.097cm" fo:border-left="0.05pt solid #000000" fo:border-right="none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none" fo:border-top="none" fo:border-bottom="0.05pt solid #000000"/>
    </style:style>
    <style:style style:name="Таблица3.H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2.124cm"/>
    </style:style>
    <style:style style:name="Таблица1.B" style:family="table-column">
      <style:table-column-properties style:column-width="2.125cm"/>
    </style:style>
    <style:style style:name="Таблица1.H" style:family="table-column">
      <style:table-column-properties style:column-width="2.122cm"/>
    </style:style>
    <style:style style:name="Таблица1.A1" style:family="table-cell">
      <style:table-cell-properties fo:background-color="#876900" fo:padding="0.097cm" fo:border-left="1pt solid #000000" fo:border-right="none" fo:border-top="1pt solid #000000" fo:border-bottom="1pt solid #000000">
        <style:background-image/>
      </style:table-cell-properties>
    </style:style>
    <style:style style:name="Таблица1.B1" style:family="table-cell">
      <style:table-cell-properties fo:padding="0.097cm" fo:border-left="1pt solid #000000" fo:border-right="none" fo:border-top="1pt solid #000000" fo:border-bottom="1pt solid #000000"/>
    </style:style>
    <style:style style:name="Таблица1.C1" style:family="table-cell">
      <style:table-cell-properties fo:padding="0.097cm" fo:border-left="1pt solid #000000" fo:border-right="none" fo:border-top="1pt solid #000000" fo:border-bottom="1pt solid #000000"/>
    </style:style>
    <style:style style:name="Таблица1.D1" style:family="table-cell">
      <style:table-cell-properties fo:padding="0.097cm" fo:border-left="1pt solid #000000" fo:border-right="none" fo:border-top="1pt solid #000000" fo:border-bottom="1pt solid #000000"/>
    </style:style>
    <style:style style:name="Таблица1.E1" style:family="table-cell">
      <style:table-cell-properties fo:padding="0.097cm" fo:border-left="1pt solid #000000" fo:border-right="none" fo:border-top="1pt solid #000000" fo:border-bottom="1pt solid #000000"/>
    </style:style>
    <style:style style:name="Таблица1.F1" style:family="table-cell">
      <style:table-cell-properties fo:padding="0.097cm" fo:border-left="1pt solid #000000" fo:border-right="none" fo:border-top="1pt solid #000000" fo:border-bottom="1pt solid #000000"/>
    </style:style>
    <style:style style:name="Таблица1.G1" style:family="table-cell">
      <style:table-cell-properties fo:padding="0.097cm" fo:border-left="1pt solid #000000" fo:border-right="none" fo:border-top="1pt solid #000000" fo:border-bottom="1pt solid #000000"/>
    </style:style>
    <style:style style:name="Таблица1.H1" style:family="table-cell">
      <style:table-cell-properties fo:padding="0.097cm" fo:border="1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none" fo:border-top="none" fo:border-bottom="0.05pt solid #000000"/>
    </style:style>
    <style:style style:name="Таблица1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none" fo:border-top="none" fo:border-bottom="0.05pt solid #000000"/>
    </style:style>
    <style:style style:name="Таблица1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none" fo:border-top="none" fo:border-bottom="0.05pt solid #000000"/>
    </style:style>
    <style:style style:name="Таблица1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25cm" style:rel-column-width="8191*"/>
    </style:style>
    <style:style style:name="Таблица2.B" style:family="table-column">
      <style:table-column-properties style:column-width="2.125cm" style:rel-column-width="8192*"/>
    </style:style>
    <style:style style:name="Таблица2.G" style:family="table-column">
      <style:table-column-properties style:column-width="2.125cm" style:rel-column-width="8193*"/>
    </style:style>
    <style:style style:name="Таблица2.A1" style:family="table-cell">
      <style:table-cell-properties fo:background-color="#8769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H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none" fo:border-top="none" fo:border-bottom="0.05pt solid #000000"/>
    </style:style>
    <style:style style:name="Таблица2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none" fo:border-top="none" fo:border-bottom="0.05pt solid #000000"/>
    </style:style>
    <style:style style:name="Таблица2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none" fo:border-top="none" fo:border-bottom="0.05pt solid #000000"/>
    </style:style>
    <style:style style:name="Таблица2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none" fo:border-top="none" fo:border-bottom="0.05pt solid #000000"/>
    </style:style>
    <style:style style:name="Таблица2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none" fo:border-top="none" fo:border-bottom="0.05pt solid #000000"/>
    </style:style>
    <style:style style:name="Таблица2.H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0c7817"/>
    </style:style>
    <style:style style:name="P3" style:family="paragraph" style:parent-style-name="Table_20_Contents">
      <style:paragraph-properties fo:text-align="center" style:justify-single-word="false"/>
      <style:text-properties officeooo:paragraph-rsid="00152fc7"/>
    </style:style>
    <style:style style:name="P4" style:family="paragraph" style:parent-style-name="Table_20_Contents">
      <style:paragraph-properties fo:text-align="center" style:justify-single-word="false"/>
      <style:text-properties officeooo:paragraph-rsid="00219f7f"/>
    </style:style>
    <style:style style:name="P5" style:family="paragraph" style:parent-style-name="Table_20_Contents">
      <style:paragraph-properties fo:text-align="center" style:justify-single-word="false"/>
      <style:text-properties officeooo:paragraph-rsid="002d2e28"/>
    </style:style>
    <style:style style:name="P6" style:family="paragraph" style:parent-style-name="Table_20_Contents">
      <style:paragraph-properties fo:text-align="center" style:justify-single-word="false"/>
      <style:text-properties officeooo:paragraph-rsid="002a6247"/>
    </style:style>
    <style:style style:name="P7" style:family="paragraph" style:parent-style-name="Table_20_Contents">
      <style:paragraph-properties fo:text-align="center" style:justify-single-word="false"/>
      <style:text-properties officeooo:rsid="000c7817" officeooo:paragraph-rsid="000c7817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 officeooo:rsid="000c7817" officeooo:paragraph-rsid="000c7817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0e183f" officeooo:paragraph-rsid="000e183f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rsid="0011b9b6" officeooo:paragraph-rsid="0011b9b6"/>
    </style:style>
    <style:style style:name="P11" style:family="paragraph" style:parent-style-name="Table_20_Contents">
      <style:paragraph-properties fo:text-align="justify" style:justify-single-word="false"/>
      <style:text-properties fo:language="en" fo:country="US" officeooo:rsid="00245bed" officeooo:paragraph-rsid="00245bed"/>
    </style:style>
    <style:style style:name="P12" style:family="paragraph" style:parent-style-name="Table_20_Contents">
      <style:paragraph-properties fo:text-align="justify" style:justify-single-word="false"/>
      <style:text-properties fo:language="en" fo:country="US" officeooo:rsid="002a6247" officeooo:paragraph-rsid="002a6247"/>
    </style:style>
    <style:style style:name="P13" style:family="paragraph" style:parent-style-name="Table_20_Contents">
      <style:paragraph-properties fo:text-align="center" style:justify-single-word="false"/>
      <style:text-properties fo:language="en" fo:country="US" officeooo:rsid="002a6247" officeooo:paragraph-rsid="002a6247"/>
    </style:style>
    <style:style style:name="P14" style:family="paragraph" style:parent-style-name="Table_20_Contents">
      <style:paragraph-properties fo:text-align="center" style:justify-single-word="false"/>
      <style:text-properties fo:language="ru" fo:country="RU" officeooo:rsid="000c7817" officeooo:paragraph-rsid="000c7817"/>
    </style:style>
    <style:style style:name="P15" style:family="paragraph" style:parent-style-name="Table_20_Contents">
      <style:paragraph-properties fo:text-align="center" style:justify-single-word="false"/>
      <style:text-properties fo:language="ru" fo:country="RU" officeooo:rsid="000e183f" officeooo:paragraph-rsid="000e183f"/>
    </style:style>
    <style:style style:name="P16" style:family="paragraph" style:parent-style-name="Table_20_Contents">
      <style:paragraph-properties fo:text-align="center" style:justify-single-word="false"/>
      <style:text-properties fo:language="ru" fo:country="RU" officeooo:rsid="00101cbc" officeooo:paragraph-rsid="00101cbc"/>
    </style:style>
    <style:style style:name="P17" style:family="paragraph" style:parent-style-name="Table_20_Contents">
      <style:paragraph-properties fo:text-align="center" style:justify-single-word="false"/>
      <style:text-properties fo:language="ru" fo:country="RU" officeooo:rsid="002a6247" officeooo:paragraph-rsid="002a6247"/>
    </style:style>
    <style:style style:name="P18" style:family="paragraph" style:parent-style-name="Table_20_Contents">
      <style:paragraph-properties fo:text-align="center" style:justify-single-word="false"/>
      <style:text-properties fo:language="ru" fo:country="RU" officeooo:rsid="00308bf2" officeooo:paragraph-rsid="00308bf2"/>
    </style:style>
    <style:style style:name="P19" style:family="paragraph" style:parent-style-name="Table_20_Contents">
      <style:paragraph-properties fo:text-align="center" style:justify-single-word="false"/>
      <style:text-properties officeooo:rsid="000daccb" officeooo:paragraph-rsid="000daccb"/>
    </style:style>
    <style:style style:name="P20" style:family="paragraph" style:parent-style-name="Table_20_Contents">
      <style:paragraph-properties fo:text-align="center" style:justify-single-word="false"/>
      <style:text-properties officeooo:rsid="000e183f" officeooo:paragraph-rsid="000e183f"/>
    </style:style>
    <style:style style:name="P21" style:family="paragraph" style:parent-style-name="Table_20_Contents">
      <style:paragraph-properties fo:text-align="center" style:justify-single-word="false"/>
      <style:text-properties officeooo:rsid="00101cbc" officeooo:paragraph-rsid="00101cbc"/>
    </style:style>
    <style:style style:name="P22" style:family="paragraph" style:parent-style-name="Table_20_Contents">
      <style:paragraph-properties fo:text-align="justify" style:justify-single-word="false"/>
      <style:text-properties officeooo:rsid="00101cbc" officeooo:paragraph-rsid="00101cbc"/>
    </style:style>
    <style:style style:name="P23" style:family="paragraph" style:parent-style-name="Table_20_Contents">
      <style:paragraph-properties fo:text-align="justify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rsid="0011b9b6" officeooo:paragraph-rsid="0011b9b6"/>
    </style:style>
    <style:style style:name="P25" style:family="paragraph" style:parent-style-name="Table_20_Contents">
      <style:paragraph-properties fo:text-align="center" style:justify-single-word="false"/>
      <style:text-properties officeooo:rsid="0011b9b6" officeooo:paragraph-rsid="001347e6"/>
    </style:style>
    <style:style style:name="P26" style:family="paragraph" style:parent-style-name="Table_20_Contents">
      <style:paragraph-properties fo:text-align="center" style:justify-single-word="false"/>
      <style:text-properties officeooo:rsid="0011b9b6" officeooo:paragraph-rsid="00152fc7"/>
    </style:style>
    <style:style style:name="P27" style:family="paragraph" style:parent-style-name="Table_20_Contents">
      <style:paragraph-properties fo:text-align="center" style:justify-single-word="false"/>
      <style:text-properties officeooo:rsid="001347e6" officeooo:paragraph-rsid="001347e6"/>
    </style:style>
    <style:style style:name="P28" style:family="paragraph" style:parent-style-name="Table_20_Contents">
      <style:paragraph-properties fo:text-align="center" style:justify-single-word="false"/>
      <style:text-properties officeooo:rsid="001347e6" officeooo:paragraph-rsid="00152fc7"/>
    </style:style>
    <style:style style:name="P29" style:family="paragraph" style:parent-style-name="Table_20_Contents">
      <style:paragraph-properties fo:text-align="justify" style:justify-single-word="false"/>
      <style:text-properties officeooo:rsid="00152fc7" officeooo:paragraph-rsid="00152fc7"/>
    </style:style>
    <style:style style:name="P30" style:family="paragraph" style:parent-style-name="Table_20_Contents">
      <style:paragraph-properties fo:text-align="center" style:justify-single-word="false"/>
      <style:text-properties officeooo:rsid="00152fc7" officeooo:paragraph-rsid="00152fc7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4pt" officeooo:rsid="000c7817" officeooo:paragraph-rsid="001f0c94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4pt" officeooo:rsid="000c7817" officeooo:paragraph-rsid="00219f7f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4pt" officeooo:rsid="000c7817" officeooo:paragraph-rsid="0022c6bd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4pt" officeooo:rsid="000c7817" officeooo:paragraph-rsid="00245bed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4pt" officeooo:rsid="000c7817" officeooo:paragraph-rsid="0028b34b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4pt" officeooo:rsid="000c7817" officeooo:paragraph-rsid="002a6247" style:font-size-asian="14pt" style:font-size-complex="14pt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fo:font-size="14pt" officeooo:rsid="001f0c94" officeooo:paragraph-rsid="001f0c94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4pt" officeooo:rsid="001f0c94" officeooo:paragraph-rsid="001f0c94" style:font-size-asian="14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4pt" officeooo:rsid="001f0c94" officeooo:paragraph-rsid="001fc071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4pt" officeooo:paragraph-rsid="00219f7f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4pt" officeooo:rsid="001fc071" officeooo:paragraph-rsid="001fc071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4pt" officeooo:rsid="00219f7f" officeooo:paragraph-rsid="00219f7f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4pt" officeooo:rsid="002398be" officeooo:paragraph-rsid="002398be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c7817" officeooo:paragraph-rsid="001f0c94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c7817" officeooo:paragraph-rsid="00219f7f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c7817" officeooo:paragraph-rsid="0022c6bd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c7817" officeooo:paragraph-rsid="00245bed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c7817" officeooo:paragraph-rsid="0028b34b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c7817" officeooo:paragraph-rsid="002a6247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19f7f" officeooo:paragraph-rsid="00219f7f" style:font-size-asian="14pt" style:font-size-complex="14pt"/>
    </style:style>
    <style:style style:name="P53" style:family="paragraph" style:parent-style-name="Table_20_Contents">
      <style:paragraph-properties fo:text-align="justify" style:justify-single-word="false"/>
      <style:text-properties style:font-name="Times New Roman" fo:font-size="14pt" fo:language="en" fo:country="US" officeooo:rsid="00219f7f" officeooo:paragraph-rsid="00219f7f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219f7f" officeooo:paragraph-rsid="00219f7f" style:font-size-asian="14pt" style:font-size-complex="14pt"/>
    </style:style>
    <style:style style:name="P55" style:family="paragraph" style:parent-style-name="Table_20_Contents">
      <style:paragraph-properties fo:text-align="justify" style:justify-single-word="false"/>
      <style:text-properties style:font-name="Times New Roman" fo:font-size="14pt" fo:language="en" fo:country="US" officeooo:rsid="0022c6bd" officeooo:paragraph-rsid="0022c6bd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officeooo:rsid="0025fe37" officeooo:paragraph-rsid="0025fe37"/>
    </style:style>
    <style:style style:name="P57" style:family="paragraph" style:parent-style-name="Table_20_Contents">
      <style:paragraph-properties fo:text-align="center" style:justify-single-word="false"/>
      <style:text-properties officeooo:rsid="0025fe37" officeooo:paragraph-rsid="00267bf6"/>
    </style:style>
    <style:style style:name="P58" style:family="paragraph" style:parent-style-name="Table_20_Contents">
      <style:paragraph-properties fo:text-align="center" style:justify-single-word="false"/>
      <style:text-properties officeooo:rsid="00267bf6" officeooo:paragraph-rsid="00267bf6"/>
    </style:style>
    <style:style style:name="P59" style:family="paragraph" style:parent-style-name="Table_20_Contents">
      <style:paragraph-properties fo:text-align="justify" style:justify-single-word="false"/>
      <style:text-properties officeooo:rsid="0028b34b" officeooo:paragraph-rsid="0028b34b"/>
    </style:style>
    <style:style style:name="P60" style:family="paragraph" style:parent-style-name="Table_20_Contents">
      <style:paragraph-properties fo:text-align="center" style:justify-single-word="false"/>
      <style:text-properties officeooo:rsid="0028b34b" officeooo:paragraph-rsid="0028b34b"/>
    </style:style>
    <style:style style:name="P61" style:family="paragraph" style:parent-style-name="Table_20_Contents">
      <style:paragraph-properties fo:text-align="center" style:justify-single-word="false"/>
      <style:text-properties officeooo:rsid="002a6247" officeooo:paragraph-rsid="002a6247"/>
    </style:style>
    <style:style style:name="P62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63" style:family="paragraph" style:parent-style-name="Text_20_body">
      <style:paragraph-properties fo:text-align="center" style:justify-single-word="false"/>
      <style:text-properties officeooo:rsid="00064a3e" officeooo:paragraph-rsid="00064a3e"/>
    </style:style>
    <style:style style:name="P64" style:family="paragraph" style:parent-style-name="Text_20_body">
      <style:paragraph-properties fo:text-align="justify" style:justify-single-word="false"/>
      <style:text-properties officeooo:rsid="00064a3e" officeooo:paragraph-rsid="0007014c"/>
    </style:style>
    <style:style style:name="P65" style:family="paragraph" style:parent-style-name="Text_20_body">
      <style:paragraph-properties fo:text-align="center" style:justify-single-word="false"/>
      <style:text-properties officeooo:paragraph-rsid="00064a3e"/>
    </style:style>
    <style:style style:name="P66" style:family="paragraph" style:parent-style-name="Text_20_body">
      <style:paragraph-properties fo:text-align="justify" style:justify-single-word="false"/>
      <style:text-properties fo:language="ru" fo:country="RU" officeooo:rsid="00051e9a" officeooo:paragraph-rsid="000afe34"/>
    </style:style>
    <style:style style:name="P67" style:family="paragraph" style:parent-style-name="Text_20_body">
      <style:paragraph-properties fo:text-align="center" style:justify-single-word="false"/>
      <style:text-properties style:font-name="Liberation Sans" fo:font-size="18.2000007629395pt" fo:font-weight="bold" officeooo:rsid="000c6898" officeooo:paragraph-rsid="00064a3e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68" style:family="paragraph" style:parent-style-name="Text_20_body">
      <style:paragraph-properties fo:text-align="justify" style:justify-single-word="false"/>
      <style:text-properties fo:font-size="14pt" fo:font-weight="normal" officeooo:rsid="000e7c5b" officeooo:paragraph-rsid="000e7c5b" style:font-size-asian="14pt" style:font-weight-asian="normal" style:font-size-complex="14pt" style:font-weight-complex="normal"/>
    </style:style>
    <style:style style:name="P69" style:family="paragraph" style:parent-style-name="Text_20_body">
      <style:paragraph-properties fo:text-align="justify" style:justify-single-word="false"/>
      <style:text-properties style:font-name="Times New Roman" fo:font-size="14pt" fo:font-weight="normal" officeooo:rsid="000e7c5b" officeooo:paragraph-rsid="000e7c5b" style:font-size-asian="14pt" style:font-weight-asian="normal" style:font-size-complex="14pt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style:font-name="Times New Roman" fo:font-size="14pt" fo:language="ru" fo:country="RU" fo:font-weight="normal" officeooo:rsid="000c7817" officeooo:paragraph-rsid="00101cbc" style:font-name-asian="Microsoft YaHei" style:font-size-asian="14pt" style:font-weight-asian="normal" style:font-name-complex="Lucida Sans" style:font-size-complex="14pt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fo:color="#000000" style:font-name="Times New Roman" fo:font-size="14pt" officeooo:paragraph-rsid="000afe34" fo:background-color="transparent" style:font-size-asian="14pt" style:font-size-complex="14pt"/>
    </style:style>
    <style:style style:name="P72" style:family="paragraph" style:parent-style-name="Text_20_body">
      <style:paragraph-properties fo:text-align="justify" style:justify-single-word="false"/>
      <style:text-properties fo:color="#000000" style:font-name="Times New Roman" fo:font-size="14pt" officeooo:paragraph-rsid="002beba8" fo:background-color="transparent" style:font-size-asian="14pt" style:font-size-complex="14pt"/>
    </style:style>
    <style:style style:name="P73" style:family="paragraph" style:parent-style-name="Text_20_body">
      <style:paragraph-properties fo:text-align="justify" style:justify-single-word="false"/>
      <style:text-properties fo:color="#000000" style:font-name="Times New Roman" fo:font-size="14pt" officeooo:paragraph-rsid="00051e9a" fo:background-color="transparent" style:font-size-asian="14pt" style:font-size-complex="14pt"/>
    </style:style>
    <style:style style:name="P74" style:family="paragraph" style:parent-style-name="Text_20_body">
      <style:paragraph-properties fo:text-align="justify" style:justify-single-word="false"/>
      <style:text-properties fo:color="#000000" style:font-name="Times New Roman" fo:font-size="14pt" fo:language="ru" fo:country="RU" officeooo:rsid="0007014c" officeooo:paragraph-rsid="00051e9a" fo:background-color="transparent" style:font-size-asian="14pt" style:font-size-complex="14pt"/>
    </style:style>
    <style:style style:name="P75" style:family="paragraph" style:parent-style-name="Text_20_body">
      <style:paragraph-properties fo:text-align="justify" style:justify-single-word="false"/>
      <style:text-properties fo:color="#000000" style:font-name="Times New Roman" fo:font-size="14pt" fo:language="ru" fo:country="RU" officeooo:rsid="000c7817" officeooo:paragraph-rsid="00051e9a" fo:background-color="transparent" style:font-size-asian="14pt" style:font-size-complex="14pt"/>
    </style:style>
    <style:style style:name="P76" style:family="paragraph" style:parent-style-name="Text_20_body">
      <style:paragraph-properties fo:text-align="justify" style:justify-single-word="false"/>
      <style:text-properties fo:color="#000000" style:font-name="Times New Roman" fo:font-size="14pt" fo:language="ru" fo:country="RU" officeooo:rsid="000c7817" officeooo:paragraph-rsid="0021b0e4" fo:background-color="transparent" style:font-size-asian="14pt" style:font-size-complex="14pt"/>
    </style:style>
    <style:style style:name="P77" style:family="paragraph" style:parent-style-name="Text_20_body">
      <style:paragraph-properties fo:text-align="justify" style:justify-single-word="false"/>
      <style:text-properties fo:color="#000000" style:font-name="Times New Roman" fo:font-size="14pt" fo:language="ru" fo:country="RU" style:text-underline-style="none" fo:font-weight="normal" officeooo:rsid="000c7817" officeooo:paragraph-rsid="0028f3c3" fo:background-color="transparent" style:font-name-asian="Microsoft YaHei" style:font-size-asian="14pt" style:font-weight-asian="normal" style:font-name-complex="Lucida Sans" style:font-size-complex="14pt" style:font-weight-complex="normal"/>
    </style:style>
    <style:style style:name="P78" style:family="paragraph" style:parent-style-name="Text_20_body">
      <style:paragraph-properties fo:text-align="justify" style:justify-single-word="false"/>
      <style:text-properties fo:color="#000000" style:font-name="Times New Roman" fo:font-size="14pt" fo:language="ru" fo:country="RU" style:text-underline-style="none" fo:font-weight="normal" officeooo:rsid="000c7817" officeooo:paragraph-rsid="0026c591" fo:background-color="transparent" style:font-name-asian="Microsoft YaHei" style:font-size-asian="14pt" style:font-weight-asian="normal" style:font-name-complex="Lucida Sans" style:font-size-complex="14pt" style:font-weight-complex="normal"/>
    </style:style>
    <style:style style:name="P79" style:family="paragraph" style:parent-style-name="Text_20_body">
      <style:paragraph-properties fo:text-align="justify" style:justify-single-word="false"/>
      <style:text-properties fo:color="#000000" style:font-name="Times New Roman" fo:font-size="14pt" fo:language="ru" fo:country="RU" style:text-underline-style="none" fo:font-weight="normal" officeooo:rsid="000c7817" officeooo:paragraph-rsid="002398be" fo:background-color="transparent" style:font-name-asian="Microsoft YaHei" style:font-size-asian="14pt" style:font-weight-asian="normal" style:font-name-complex="Lucida Sans" style:font-size-complex="14pt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style:text-underline-style="none" officeooo:paragraph-rsid="00101cbc"/>
    </style:style>
    <style:style style:name="P81" style:family="paragraph" style:parent-style-name="Text_20_body">
      <style:paragraph-properties fo:text-align="justify" style:justify-single-word="false"/>
      <style:text-properties officeooo:paragraph-rsid="001fc071"/>
    </style:style>
    <style:style style:name="P82" style:family="paragraph" style:parent-style-name="Text_20_body">
      <style:paragraph-properties fo:text-align="justify" style:justify-single-word="false"/>
      <style:text-properties officeooo:paragraph-rsid="0020634d"/>
    </style:style>
    <style:style style:name="P83" style:family="paragraph" style:parent-style-name="Text_20_body">
      <style:paragraph-properties fo:text-align="justify" style:justify-single-word="false"/>
      <style:text-properties officeooo:paragraph-rsid="0021b0e4"/>
    </style:style>
    <style:style style:name="P84" style:family="paragraph" style:parent-style-name="Text_20_body">
      <style:paragraph-properties fo:text-align="justify" style:justify-single-word="false"/>
      <style:text-properties officeooo:paragraph-rsid="002398be"/>
    </style:style>
    <style:style style:name="P85" style:family="paragraph" style:parent-style-name="Text_20_body">
      <style:paragraph-properties fo:text-align="justify" style:justify-single-word="false"/>
      <style:text-properties officeooo:paragraph-rsid="00245bed"/>
    </style:style>
    <style:style style:name="P86" style:family="paragraph" style:parent-style-name="Text_20_body">
      <style:paragraph-properties fo:text-align="justify" style:justify-single-word="false"/>
      <style:text-properties officeooo:paragraph-rsid="0026c591"/>
    </style:style>
    <style:style style:name="P87" style:family="paragraph" style:parent-style-name="Text_20_body">
      <style:paragraph-properties fo:text-align="justify" style:justify-single-word="false"/>
      <style:text-properties officeooo:paragraph-rsid="0028f3c3"/>
    </style:style>
    <style:style style:name="P88" style:family="paragraph" style:parent-style-name="Text_20_body">
      <style:paragraph-properties fo:text-align="justify" style:justify-single-word="false"/>
      <style:text-properties officeooo:paragraph-rsid="002d2e28"/>
    </style:style>
    <style:style style:name="P89" style:family="paragraph" style:parent-style-name="Title">
      <style:text-properties fo:font-size="18pt" style:font-size-asian="18pt" style:font-size-complex="18pt"/>
    </style:style>
    <style:style style:name="P90" style:family="paragraph" style:parent-style-name="Heading_20_1">
      <style:paragraph-properties fo:text-align="center" style:justify-single-word="false"/>
      <style:text-properties officeooo:paragraph-rsid="0028f3c3"/>
    </style:style>
    <style:style style:name="P91" style:family="paragraph" style:parent-style-name="Heading_20_1">
      <style:paragraph-properties fo:text-align="center" style:justify-single-word="false"/>
      <style:text-properties officeooo:paragraph-rsid="002398be"/>
    </style:style>
    <style:style style:name="P92" style:family="paragraph" style:parent-style-name="Heading_20_1">
      <style:paragraph-properties fo:text-align="center" style:justify-single-word="false"/>
      <style:text-properties officeooo:paragraph-rsid="0020634d"/>
    </style:style>
    <style:style style:name="P93" style:family="paragraph" style:parent-style-name="Heading_20_1">
      <style:paragraph-properties fo:text-align="center" style:justify-single-word="false"/>
      <style:text-properties officeooo:paragraph-rsid="00101cbc"/>
    </style:style>
    <style:style style:name="P94" style:family="paragraph" style:parent-style-name="Heading_20_1">
      <style:paragraph-properties fo:text-align="center" style:justify-single-word="false"/>
      <style:text-properties fo:color="#000000" style:font-name="Times New Roman" fo:font-size="14pt" officeooo:paragraph-rsid="0026c591" fo:background-color="transparent" style:font-size-asian="14pt" style:font-size-complex="14pt"/>
    </style:style>
    <style:style style:name="P95" style:family="paragraph" style:parent-style-name="Heading_20_1">
      <style:paragraph-properties fo:text-align="center" style:justify-single-word="false"/>
      <style:text-properties fo:color="#000000" style:font-name="Times New Roman" fo:font-size="14pt" officeooo:paragraph-rsid="0021b0e4" fo:background-color="transparent" style:font-size-asian="14pt" style:font-size-complex="14pt"/>
    </style:style>
    <style:style style:name="P96" style:family="paragraph" style:parent-style-name="Heading_20_1">
      <style:paragraph-properties fo:text-align="center" style:justify-single-word="false"/>
      <style:text-properties fo:color="#000000" style:font-name="Times New Roman" fo:font-size="14pt" officeooo:paragraph-rsid="001d4da2" fo:background-color="transparent" style:font-size-asian="14pt" style:font-size-complex="14pt"/>
    </style:style>
    <style:style style:name="P97" style:family="paragraph" style:parent-style-name="Heading_20_1">
      <style:paragraph-properties fo:text-align="center" style:justify-single-word="false"/>
      <style:text-properties style:font-name="Times New Roman" fo:font-size="18.2000007629395pt" fo:font-weight="bold" officeooo:rsid="000c6898" officeooo:paragraph-rsid="00064a3e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98" style:family="paragraph" style:parent-style-name="Heading_20_1">
      <style:paragraph-properties fo:text-align="center" style:justify-single-word="false"/>
      <style:text-properties style:font-name="Times New Roman" officeooo:paragraph-rsid="000daccb"/>
    </style:style>
    <style:style style:name="P99" style:family="paragraph" style:parent-style-name="Heading_20_2">
      <style:paragraph-properties fo:text-align="center" style:justify-single-word="false"/>
    </style:style>
    <style:style style:name="P100" style:family="paragraph" style:parent-style-name="Heading_20_2">
      <style:paragraph-properties fo:text-align="center" style:justify-single-word="false"/>
      <style:text-properties officeooo:paragraph-rsid="000c7817"/>
    </style:style>
    <style:style style:name="P101" style:family="paragraph" style:parent-style-name="Heading_20_2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02" style:family="paragraph" style:parent-style-name="Heading_20_2">
      <style:paragraph-properties fo:text-align="center" style:justify-single-word="false"/>
      <style:text-properties style:font-name="Times New Roman" fo:font-size="14pt" officeooo:paragraph-rsid="00219f7f" style:font-size-asian="14pt" style:font-size-complex="14pt"/>
    </style:style>
    <style:style style:name="P103" style:family="paragraph" style:parent-style-name="Heading_20_2">
      <style:paragraph-properties fo:text-align="center" style:justify-single-word="false"/>
      <style:text-properties officeooo:rsid="000c7817" officeooo:paragraph-rsid="000c7817"/>
    </style:style>
    <style:style style:name="P104" style:family="paragraph" style:parent-style-name="Heading_20_2">
      <style:paragraph-properties fo:text-align="center" style:justify-single-word="false"/>
      <style:text-properties fo:language="en" fo:country="US" officeooo:rsid="000c7817" officeooo:paragraph-rsid="0037739e"/>
    </style:style>
    <style:style style:name="P105" style:family="paragraph" style:parent-style-name="Heading_20_2">
      <style:paragraph-properties fo:text-align="center" style:justify-single-word="false"/>
      <style:text-properties fo:language="en" fo:country="US" officeooo:rsid="000e183f" officeooo:paragraph-rsid="000e183f"/>
    </style:style>
    <style:style style:name="P106" style:family="paragraph" style:parent-style-name="Heading_20_2">
      <style:paragraph-properties fo:text-align="center" style:justify-single-word="false"/>
      <style:text-properties officeooo:rsid="00101cbc" officeooo:paragraph-rsid="00101cbc"/>
    </style:style>
    <style:style style:name="P10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08bf2" officeooo:paragraph-rsid="00317d55" style:font-size-asian="14pt" style:font-size-complex="14pt"/>
    </style:style>
    <style:style style:name="P10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08bf2" officeooo:paragraph-rsid="00330285" style:font-size-asian="14pt" style:font-size-complex="14pt"/>
    </style:style>
    <style:style style:name="P10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08bf2" officeooo:paragraph-rsid="0034d0f0" style:font-size-asian="14pt" style:font-size-complex="14pt"/>
    </style:style>
    <style:style style:name="P11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08bf2" officeooo:paragraph-rsid="0035451f" style:font-size-asian="14pt" style:font-size-complex="14pt"/>
    </style:style>
    <style:style style:name="P11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08bf2" officeooo:paragraph-rsid="00101cbc" style:font-size-asian="14pt" style:font-size-complex="14pt"/>
    </style:style>
    <style:style style:name="P11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08bf2" officeooo:paragraph-rsid="000c7817" style:font-size-asian="14pt" style:font-size-complex="14pt"/>
    </style:style>
    <style:style style:name="P11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08bf2" officeooo:paragraph-rsid="0037739e" style:font-size-asian="14pt" style:font-size-complex="14pt"/>
    </style:style>
    <style:style style:name="P11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08bf2" officeooo:paragraph-rsid="000daccb" style:font-size-asian="14pt" style:font-size-complex="14pt"/>
    </style:style>
    <style:style style:name="P115" style:family="paragraph" style:parent-style-name="Table_20_Contents">
      <style:paragraph-properties fo:text-align="center" style:justify-single-word="false"/>
      <style:text-properties style:font-name="Times New Roman" fo:font-size="14pt" officeooo:rsid="002398be" officeooo:paragraph-rsid="002398be" style:font-size-asian="14pt" style:font-size-complex="14pt"/>
    </style:style>
    <style:style style:name="P116" style:family="paragraph" style:parent-style-name="Table_20_Contents">
      <style:paragraph-properties fo:text-align="center" style:justify-single-word="false"/>
      <style:text-properties style:font-name="Times New Roman" fo:font-size="14pt" officeooo:rsid="002398be" officeooo:paragraph-rsid="0034d0f0" style:font-size-asian="14pt" style:font-size-complex="14pt"/>
    </style:style>
    <style:style style:name="P117" style:family="paragraph" style:parent-style-name="Table_20_Contents">
      <style:paragraph-properties fo:text-align="center" style:justify-single-word="false"/>
      <style:text-properties style:font-name="Times New Roman" fo:font-size="14pt" officeooo:rsid="00219f7f" officeooo:paragraph-rsid="00219f7f" style:font-size-asian="14pt" style:font-size-complex="14pt"/>
    </style:style>
    <style:style style:name="P118" style:family="paragraph" style:parent-style-name="Table_20_Contents">
      <style:paragraph-properties fo:text-align="center" style:justify-single-word="false"/>
      <style:text-properties style:font-name="Times New Roman" fo:font-size="14pt" officeooo:rsid="001f0c94" officeooo:paragraph-rsid="001f0c94" style:font-size-asian="14pt" style:font-size-complex="14pt"/>
    </style:style>
    <style:style style:name="P119" style:family="paragraph" style:parent-style-name="Table_20_Contents">
      <style:paragraph-properties fo:text-align="center" style:justify-single-word="false"/>
      <style:text-properties style:font-name="Times New Roman" fo:font-size="14pt" officeooo:rsid="001fc071" officeooo:paragraph-rsid="001fc071" style:font-size-asian="14pt" style:font-size-complex="14pt"/>
    </style:style>
    <style:style style:name="P120" style:family="paragraph" style:parent-style-name="Table_20_Contents">
      <style:paragraph-properties fo:text-align="center" style:justify-single-word="false"/>
    </style:style>
    <style:style style:name="P121" style:family="paragraph" style:parent-style-name="Table_20_Contents">
      <style:paragraph-properties fo:text-align="center" style:justify-single-word="false"/>
      <style:text-properties officeooo:rsid="000c7817" officeooo:paragraph-rsid="000c7817"/>
    </style:style>
    <style:style style:name="P122" style:family="paragraph" style:parent-style-name="Table_20_Contents">
      <style:paragraph-properties fo:text-align="center" style:justify-single-word="false"/>
      <style:text-properties officeooo:rsid="0011b9b6" officeooo:paragraph-rsid="0011b9b6"/>
    </style:style>
    <style:style style:name="P123" style:family="paragraph" style:parent-style-name="Table_20_Contents">
      <style:paragraph-properties fo:text-align="center" style:justify-single-word="false"/>
      <style:text-properties officeooo:rsid="001347e6" officeooo:paragraph-rsid="001347e6"/>
    </style:style>
    <style:style style:name="P124" style:family="paragraph" style:parent-style-name="Table_20_Contents">
      <style:paragraph-properties fo:text-align="center" style:justify-single-word="false"/>
      <style:text-properties officeooo:rsid="00152fc7" officeooo:paragraph-rsid="00152fc7"/>
    </style:style>
    <style:style style:name="P125" style:family="paragraph" style:parent-style-name="Table_20_Contents">
      <style:paragraph-properties fo:text-align="center" style:justify-single-word="false"/>
      <style:text-properties officeooo:rsid="000e183f" officeooo:paragraph-rsid="000e183f"/>
    </style:style>
    <style:style style:name="P126" style:family="paragraph" style:parent-style-name="Table_20_Contents">
      <style:paragraph-properties fo:text-align="center" style:justify-single-word="false"/>
      <style:text-properties officeooo:rsid="00101cbc" officeooo:paragraph-rsid="00101cbc"/>
    </style:style>
    <style:style style:name="P127" style:family="paragraph" style:parent-style-name="Text_20_body" style:list-style-name="L1">
      <style:paragraph-properties fo:text-align="justify" style:justify-single-word="false"/>
      <style:text-properties fo:color="#000000" style:font-name="Times New Roman" fo:font-size="14pt" fo:language="ru" fo:country="RU" officeooo:rsid="002beba8" officeooo:paragraph-rsid="002beba8" fo:background-color="transparent" style:font-size-asian="14pt" style:font-size-complex="14pt"/>
    </style:style>
    <style:style style:name="P128" style:family="paragraph" style:parent-style-name="Text_20_body" style:list-style-name="L1">
      <style:paragraph-properties fo:text-align="justify" style:justify-single-word="false"/>
      <style:text-properties fo:color="#000000" style:font-name="Times New Roman" fo:font-size="14pt" fo:language="ru" fo:country="RU" officeooo:rsid="002beba8" officeooo:paragraph-rsid="002e9199" fo:background-color="transparent" style:font-size-asian="14pt" style:font-size-complex="14pt"/>
    </style:style>
    <style:style style:name="P129" style:family="paragraph" style:parent-style-name="Text_20_body">
      <style:paragraph-properties fo:text-align="justify" style:justify-single-word="false"/>
      <style:text-properties fo:color="#000000" style:font-name="Times New Roman" fo:font-size="14pt" fo:language="ru" fo:country="RU" officeooo:rsid="000c7817" officeooo:paragraph-rsid="00051e9a" fo:background-color="transparent" style:font-size-asian="14pt" style:font-size-complex="14pt"/>
    </style:style>
    <style:style style:name="P130" style:family="paragraph" style:parent-style-name="Text_20_body">
      <style:paragraph-properties fo:text-align="justify" style:justify-single-word="false"/>
      <style:text-properties officeooo:paragraph-rsid="0034d0f0"/>
    </style:style>
    <style:style style:name="T1" style:family="text">
      <style:text-properties fo:language="ru" fo:country="RU" officeooo:rsid="00051e9a"/>
    </style:style>
    <style:style style:name="T2" style:family="text">
      <style:text-properties fo:language="ru" fo:country="RU" officeooo:rsid="000c7817"/>
    </style:style>
    <style:style style:name="T3" style:family="text">
      <style:text-properties fo:language="ru" fo:country="RU" officeooo:rsid="00058063"/>
    </style:style>
    <style:style style:name="T4" style:family="text">
      <style:text-properties fo:language="ru" fo:country="RU" officeooo:rsid="00064a3e"/>
    </style:style>
    <style:style style:name="T5" style:family="text">
      <style:text-properties fo:language="ru" fo:country="RU" officeooo:rsid="0007014c"/>
    </style:style>
    <style:style style:name="T6" style:family="text">
      <style:text-properties fo:language="ru" fo:country="RU" officeooo:rsid="002beba8"/>
    </style:style>
    <style:style style:name="T7" style:family="text">
      <style:text-properties fo:language="ru" fo:country="RU" officeooo:rsid="00308bf2"/>
    </style:style>
    <style:style style:name="T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afe34" fo:background-color="transparent" loext:char-shading-value="0" style:font-size-asian="14pt" style:font-size-complex="14pt"/>
    </style:style>
    <style:style style:name="T9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45bed" fo:background-color="transparent" loext:char-shading-value="0" style:font-size-asian="14pt" style:font-size-complex="14pt"/>
    </style:style>
    <style:style style:name="T10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0c7817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11" style:family="text">
      <style:text-properties fo:font-variant="normal" fo:text-transform="none" fo:color="#000000" style:font-name="Times New Roman" fo:font-size="14pt" fo:letter-spacing="normal" fo:language="ru" fo:country="RU" style:text-underline-style="none" fo:font-weight="normal" officeooo:rsid="000c7817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ru" fo:country="RU" fo:font-style="normal" style:text-underline-style="none" fo:font-weight="normal" officeooo:rsid="000c7817" style:text-blinking="false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35451f" style:font-name-asian="Microsoft YaHei" style:font-size-asian="12pt" style:language-asian="zxx" style:country-asian="none" style:font-name-complex="Lucida Sans" style:font-size-complex="12pt" style:language-complex="zxx" style:country-complex="none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5451f" style:font-name-asian="Microsoft YaHei" style:font-size-asian="12pt" style:language-asian="zxx" style:country-asian="none" style:font-name-complex="Lucida Sans" style:font-size-complex="12pt" style:language-complex="zxx" style:country-complex="none"/>
    </style:style>
    <style:style style:name="T15" style:family="text">
      <style:text-properties fo:font-variant="normal" fo:text-transform="none" fo:letter-spacing="normal" fo:language="ru" fo:country="RU" fo:font-style="normal" fo:font-weight="normal" officeooo:rsid="000c7817"/>
    </style:style>
    <style:style style:name="T16" style:family="text">
      <style:text-properties fo:font-variant="normal" fo:text-transform="none" style:font-name="apple-system" fo:font-size="8pt" fo:letter-spacing="normal" fo:font-style="normal" fo:font-weight="normal"/>
    </style:style>
    <style:style style:name="T17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style:font-name="Liberation Serif" fo:font-size="12pt" fo:letter-spacing="normal" fo:font-style="normal" fo:font-weight="normal" officeooo:rsid="00267bf6" style:font-size-asian="12pt" style:font-size-complex="12pt"/>
    </style:style>
    <style:style style:name="T19" style:family="text">
      <style:text-properties fo:font-variant="normal" fo:text-transform="none" style:font-name="Liberation Serif" fo:font-size="12pt" fo:letter-spacing="normal" fo:font-style="normal" fo:font-weight="normal" style:font-size-asian="12pt" style:font-name-complex="Lucida Sans" style:font-size-complex="12pt"/>
    </style:style>
    <style:style style:name="T20" style:family="text">
      <style:text-properties fo:font-variant="normal" fo:text-transform="none" style:font-name="Liberation Serif" fo:font-size="12pt" fo:letter-spacing="normal" fo:font-style="normal" fo:font-weight="normal" style:font-name-asian="Microsoft YaHei" style:font-size-asian="12pt" style:font-name-complex="Lucida Sans" style:font-size-complex="12pt"/>
    </style:style>
    <style:style style:name="T21" style:family="text">
      <style:text-properties fo:font-variant="normal" fo:text-transform="none" fo:color="#000080" style:font-name="Liberation Serif" fo:font-size="12pt" fo:letter-spacing="normal" fo:language="en" fo:country="US" fo:font-style="normal" style:text-underline-style="solid" style:text-underline-width="auto" style:text-underline-color="font-color" fo:font-weight="normal" officeooo:rsid="0037739e" style:font-size-asian="12pt" style:language-asian="zxx" style:country-asian="none" style:font-size-complex="12pt" style:language-complex="zxx" style:country-complex="none"/>
    </style:style>
    <style:style style:name="T22" style:family="text">
      <style:text-properties fo:font-variant="normal" fo:text-transform="none" style:font-name="Liberation Serif" fo:font-size="12pt" fo:letter-spacing="normal" fo:language="en" fo:country="US" fo:font-style="normal" fo:font-weight="normal" officeooo:rsid="0037739e" style:font-size-asian="12pt" style:font-size-complex="12pt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0c7817"/>
    </style:style>
    <style:style style:name="T25" style:family="text">
      <style:text-properties fo:language="en" fo:country="US" officeooo:rsid="00058063"/>
    </style:style>
    <style:style style:name="T26" style:family="text">
      <style:text-properties fo:language="en" fo:country="US" officeooo:rsid="0007014c"/>
    </style:style>
    <style:style style:name="T27" style:family="text">
      <style:text-properties fo:language="en" fo:country="US" officeooo:rsid="0034d0f0"/>
    </style:style>
    <style:style style:name="T28" style:family="text">
      <style:text-properties fo:language="en" fo:country="US" officeooo:rsid="0035451f"/>
    </style:style>
    <style:style style:name="T29" style:family="text">
      <style:text-properties fo:language="en" fo:country="US" officeooo:rsid="0035e7c2"/>
    </style:style>
    <style:style style:name="T30" style:family="text">
      <style:text-properties fo:language="en" fo:country="US" officeooo:rsid="0037739e"/>
    </style:style>
    <style:style style:name="T31" style:family="text">
      <style:text-properties fo:language="en" fo:country="US" officeooo:rsid="00382f27"/>
    </style:style>
    <style:style style:name="T32" style:family="text">
      <style:text-properties fo:language="en" fo:country="US" officeooo:rsid="0039c932"/>
    </style:style>
    <style:style style:name="T33" style:family="text">
      <style:text-properties fo:language="en" fo:country="US" officeooo:rsid="003ac3e3"/>
    </style:style>
    <style:style style:name="T34" style:family="text">
      <style:text-properties fo:font-size="18.2000007629395pt" fo:font-weight="bold" officeooo:rsid="000c6898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5" style:family="text">
      <style:text-properties fo:font-size="18.2000007629395pt" fo:font-weight="bold" officeooo:rsid="000e183f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6" style:family="text">
      <style:text-properties fo:font-size="18.2000007629395pt" fo:font-weight="bold" officeooo:rsid="000e7c5b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7" style:family="text">
      <style:text-properties fo:font-size="18.2000007629395pt" fo:language="ru" fo:country="RU" fo:font-weight="bold" officeooo:rsid="000c6898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8" style:family="text">
      <style:text-properties fo:font-size="18.2000007629395pt" fo:language="ru" fo:country="RU" fo:font-weight="bold" officeooo:rsid="001d4da2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9" style:family="text">
      <style:text-properties fo:font-size="18.2000007629395pt" fo:language="ru" fo:country="RU" fo:font-weight="bold" officeooo:rsid="0021b0e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40" style:family="text">
      <style:text-properties fo:font-size="18.2000007629395pt" fo:language="ru" fo:country="RU" fo:font-weight="bold" officeooo:rsid="0026c59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41" style:family="text">
      <style:text-properties fo:font-size="18.2000007629395pt" fo:language="ru" fo:country="RU" fo:font-weight="bold" officeooo:rsid="0034d0f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42" style:family="text">
      <style:text-properties style:font-name="Times New Roman" fo:font-size="14pt" fo:language="ru" fo:country="RU" officeooo:rsid="00051e9a" style:font-size-asian="14pt" style:font-size-complex="14pt"/>
    </style:style>
    <style:style style:name="T43" style:family="text">
      <style:text-properties style:font-name="Times New Roman" fo:font-size="14pt" fo:language="ru" fo:country="RU" fo:font-weight="normal" officeooo:rsid="000c6898" style:font-name-asian="Microsoft YaHei" style:font-size-asian="14pt" style:font-weight-asian="normal" style:font-name-complex="Lucida Sans" style:font-size-complex="14pt" style:font-weight-complex="normal"/>
    </style:style>
    <style:style style:name="T44" style:family="text">
      <style:text-properties style:font-name="Times New Roman" fo:font-size="14pt" fo:language="ru" fo:country="RU" fo:font-weight="normal" officeooo:rsid="000c7817" style:font-name-asian="Microsoft YaHei" style:font-size-asian="14pt" style:font-weight-asian="normal" style:font-name-complex="Lucida Sans" style:font-size-complex="14pt" style:font-weight-complex="normal"/>
    </style:style>
    <style:style style:name="T45" style:family="text">
      <style:text-properties style:font-name="Times New Roman" fo:font-size="14pt" fo:language="ru" fo:country="RU" fo:font-weight="normal" officeooo:rsid="00101cbc" style:font-name-asian="Microsoft YaHei" style:font-size-asian="14pt" style:font-weight-asian="normal" style:font-name-complex="Lucida Sans" style:font-size-complex="14pt" style:font-weight-complex="normal"/>
    </style:style>
    <style:style style:name="T46" style:family="text">
      <style:text-properties style:font-name="Times New Roman" fo:font-size="14pt" fo:language="en" fo:country="US" fo:font-weight="normal" officeooo:rsid="000c7817" style:font-name-asian="Microsoft YaHei" style:font-size-asian="14pt" style:font-weight-asian="normal" style:font-name-complex="Lucida Sans" style:font-size-complex="14pt" style:font-weight-complex="normal"/>
    </style:style>
    <style:style style:name="T47" style:family="text">
      <style:text-properties style:font-name="Times New Roman" fo:font-size="18.2000007629395pt" fo:font-weight="bold" officeooo:rsid="000c6898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48" style:family="text">
      <style:text-properties style:font-name="Times New Roman" fo:font-size="18.2000007629395pt" fo:font-weight="bold" officeooo:rsid="00101cbc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49" style:family="text">
      <style:text-properties style:font-name="Times New Roman" style:font-name-asian="Microsoft YaHei" style:font-name-complex="Lucida Sans"/>
    </style:style>
    <style:style style:name="T50" style:family="text">
      <style:text-properties style:font-name="Times New Roman" officeooo:rsid="000c6898" style:font-name-asian="Microsoft YaHei" style:font-name-complex="Lucida Sans"/>
    </style:style>
    <style:style style:name="T51" style:family="text">
      <style:text-properties style:font-name="Times New Roman" fo:language="en" fo:country="US" style:font-name-asian="Microsoft YaHei" style:font-name-complex="Lucida Sans"/>
    </style:style>
    <style:style style:name="T52" style:family="text">
      <style:text-properties style:font-name="Times New Roman" fo:language="ru" fo:country="RU" style:font-name-asian="Microsoft YaHei" style:font-name-complex="Lucida Sans"/>
    </style:style>
    <style:style style:name="T53" style:family="text">
      <style:text-properties style:font-name-asian="Microsoft YaHei" style:font-name-complex="Lucida Sans"/>
    </style:style>
    <style:style style:name="T54" style:family="text">
      <style:text-properties officeooo:rsid="000daccb" style:font-name-asian="Microsoft YaHei" style:font-name-complex="Lucida Sans"/>
    </style:style>
    <style:style style:name="T55" style:family="text">
      <style:text-properties officeooo:rsid="00101cbc"/>
    </style:style>
    <style:style style:name="T56" style:family="text">
      <style:text-properties officeooo:rsid="0011b9b6"/>
    </style:style>
    <style:style style:name="T57" style:family="text">
      <style:text-properties officeooo:rsid="00152fc7"/>
    </style:style>
    <style:style style:name="T58" style:family="text">
      <style:text-properties fo:color="#000000" style:font-name="Times New Roman" fo:font-size="14pt" fo:language="ru" fo:country="RU" officeooo:rsid="000afe34" fo:background-color="transparent" loext:char-shading-value="0" style:font-size-asian="14pt" style:font-size-complex="14pt"/>
    </style:style>
    <style:style style:name="T59" style:family="text">
      <style:text-properties fo:color="#000000" style:font-name="Times New Roman" fo:font-size="14pt" fo:language="ru" fo:country="RU" officeooo:rsid="000c7817" fo:background-color="transparent" loext:char-shading-value="0" style:font-size-asian="14pt" style:font-size-complex="14pt"/>
    </style:style>
    <style:style style:name="T60" style:family="text">
      <style:text-properties fo:color="#000000" style:font-name="Times New Roman" fo:font-size="14pt" fo:language="ru" fo:country="RU" officeooo:rsid="002d2e28" fo:background-color="transparent" loext:char-shading-value="0" style:font-size-asian="14pt" style:font-size-complex="14pt"/>
    </style:style>
    <style:style style:name="T61" style:family="text">
      <style:text-properties fo:color="#000000" style:font-name="Times New Roman" fo:font-size="14pt" fo:language="ru" fo:country="RU" officeooo:rsid="0034d0f0" fo:background-color="transparent" loext:char-shading-value="0" style:font-size-asian="14pt" style:font-size-complex="14pt"/>
    </style:style>
    <style:style style:name="T62" style:family="text">
      <style:text-properties fo:color="#000000" style:font-name="Times New Roman" fo:font-size="14pt" fo:language="ru" fo:country="RU" officeooo:rsid="0035451f" fo:background-color="transparent" loext:char-shading-value="0" style:font-size-asian="14pt" style:font-size-complex="14pt"/>
    </style:style>
    <style:style style:name="T63" style:family="text">
      <style:text-properties fo:color="#000000" style:font-name="Times New Roman" fo:font-size="14pt" fo:language="ru" fo:country="RU" style:text-underline-style="none" fo:font-weight="normal" officeooo:rsid="000c6898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64" style:family="text">
      <style:text-properties fo:color="#000000" style:font-name="Times New Roman" fo:font-size="14pt" fo:language="ru" fo:country="RU" style:text-underline-style="none" fo:font-weight="normal" officeooo:rsid="000c7817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65" style:family="text">
      <style:text-properties fo:color="#000000" style:font-name="Times New Roman" fo:font-size="14pt" fo:language="ru" fo:country="RU" style:text-underline-style="none" fo:font-weight="normal" officeooo:rsid="001fc071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66" style:family="text">
      <style:text-properties fo:color="#000000" style:font-name="Times New Roman" fo:font-size="14pt" fo:language="ru" fo:country="RU" style:text-underline-style="none" fo:font-weight="normal" officeooo:rsid="0020634d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67" style:family="text">
      <style:text-properties fo:color="#000000" style:font-name="Times New Roman" fo:font-size="14pt" fo:language="ru" fo:country="RU" style:text-underline-style="none" fo:font-weight="normal" officeooo:rsid="00219f7f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68" style:family="text">
      <style:text-properties fo:color="#000000" style:font-name="Times New Roman" fo:font-size="14pt" fo:language="ru" fo:country="RU" style:text-underline-style="none" fo:font-weight="normal" officeooo:rsid="0022c6bd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69" style:family="text">
      <style:text-properties fo:color="#000000" style:font-name="Times New Roman" fo:font-size="14pt" fo:language="ru" fo:country="RU" style:text-underline-style="none" fo:font-weight="normal" officeooo:rsid="00245bed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70" style:family="text">
      <style:text-properties fo:color="#000000" style:font-name="Times New Roman" fo:font-size="14pt" fo:language="ru" fo:country="RU" style:text-underline-style="none" fo:font-weight="normal" officeooo:rsid="0028f3c3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71" style:family="text">
      <style:text-properties fo:color="#000000" style:font-name="Times New Roman" fo:font-size="14pt" fo:language="ru" fo:country="RU" style:text-underline-style="none" fo:font-weight="normal" officeooo:rsid="0034d0f0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72" style:family="text">
      <style:text-properties fo:color="#000000" style:font-name="Times New Roman" fo:font-size="14pt" fo:background-color="transparent" loext:char-shading-value="0" style:font-size-asian="14pt" style:font-size-complex="14pt"/>
    </style:style>
    <style:style style:name="T73" style:family="text">
      <style:text-properties fo:color="#000000" style:font-name="Times New Roman" fo:font-size="14pt" fo:language="en" fo:country="US" style:text-underline-style="none" fo:font-weight="normal" officeooo:rsid="000c7817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74" style:family="text">
      <style:text-properties fo:color="#000000" style:font-name="Times New Roman" fo:font-size="14pt" fo:language="en" fo:country="US" style:text-underline-style="none" fo:font-weight="normal" officeooo:rsid="001fc071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75" style:family="text">
      <style:text-properties fo:color="#000000" style:font-name="Times New Roman" fo:font-size="14pt" fo:language="en" fo:country="US" style:text-underline-style="none" fo:font-weight="normal" officeooo:rsid="00219f7f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76" style:family="text">
      <style:text-properties fo:color="#000000" style:font-name="Times New Roman" fo:font-size="14pt" fo:language="en" fo:country="US" style:text-underline-style="none" fo:font-weight="normal" officeooo:rsid="0022c6bd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77" style:family="text">
      <style:text-properties fo:color="#000000" style:font-name="Times New Roman" fo:font-size="14pt" fo:language="en" fo:country="US" style:text-underline-style="none" fo:font-weight="normal" officeooo:rsid="00245bed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78" style:family="text">
      <style:text-properties fo:color="#000000" style:font-name="Times New Roman" fo:font-size="14pt" fo:language="en" fo:country="US" style:text-underline-style="none" fo:font-weight="normal" officeooo:rsid="0028f3c3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79" style:family="text">
      <style:text-properties fo:color="#000000" style:font-name="Times New Roman" fo:font-size="14pt" fo:letter-spacing="normal" fo:language="ru" fo:country="RU" fo:font-style="italic" style:text-underline-style="none" fo:font-weight="normal" officeooo:rsid="000c7817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80" style:family="text">
      <style:text-properties fo:color="#000000" style:font-name="Times New Roman" fo:font-size="18.2000007629395pt" fo:language="ru" fo:country="RU" fo:font-weight="bold" officeooo:rsid="000c6898" fo:background-color="transparent" loext:char-shading-value="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81" style:family="text">
      <style:text-properties fo:color="#000000" style:font-name="Times New Roman" fo:font-size="18.2000007629395pt" fo:language="ru" fo:country="RU" fo:font-weight="bold" officeooo:rsid="0020634d" fo:background-color="transparent" loext:char-shading-value="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82" style:family="text">
      <style:text-properties fo:color="#000000" style:font-name="Times New Roman" fo:font-size="18.2000007629395pt" fo:language="ru" fo:country="RU" fo:font-weight="bold" officeooo:rsid="002398be" fo:background-color="transparent" loext:char-shading-value="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83" style:family="text">
      <style:text-properties fo:color="#000000" style:font-name="Times New Roman" fo:font-size="18.2000007629395pt" fo:language="ru" fo:country="RU" fo:font-weight="bold" officeooo:rsid="0028f3c3" fo:background-color="transparent" loext:char-shading-value="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84" style:family="text">
      <style:text-properties officeooo:rsid="002d2e28"/>
    </style:style>
    <style:style style:name="T85" style:family="text">
      <style:text-properties officeooo:rsid="002e9199"/>
    </style:style>
    <style:style style:name="T86" style:family="text">
      <style:text-properties officeooo:rsid="0034d0f0"/>
    </style:style>
    <style:style style:name="T87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5cm" fo:text-indent="-0.635cm" fo:margin-left="1.39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cm" fo:text-indent="-0.635cm" fo:margin-left="2.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5cm" fo:text-indent="-0.635cm" fo:margin-left="2.66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cm" fo:text-indent="-0.635cm" fo:margin-left="3.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5cm" fo:text-indent="-0.635cm" fo:margin-left="3.9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cm" fo:text-indent="-0.635cm" fo:margin-left="4.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5cm" fo:text-indent="-0.635cm" fo:margin-left="5.2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cm" fo:text-indent="-0.635cm" fo:margin-left="5.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5cm" fo:text-indent="-0.635cm" fo:margin-left="6.4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cm" fo:text-indent="-0.635cm" fo:margin-left="7.1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Описание полученных изображений</text:p>
      <text:p text:style-name="P66"><text:tab/></text:p>
      <text:p text:style-name="P85"><text:span text:style-name="T42"><text:tab/></text:span><text:span text:style-name="T58">Тесты проводились на медицинском микроскопе </text:span><text:span text:style-name="T8">МИКМЕД-6 </text:span><text:span text:style-name="T9">по ТУ-9443-168-07502348-2005</text:span><text:span text:style-name="T8">. Позволяет увеличивать изображение от 40х до 1000х. Подробнее характеристики: </text:span><text:a xlink:type="simple" xlink:href="https://www.lomo-microsystems.ru/mikmed-6.html" text:style-name="Internet_20_link" text:visited-style-name="Visited_20_Internet_20_Link"><text:span text:style-name="T72">https://www.lomo-microsystems.ru/mikmed-6.html</text:span></text:a></text:p>
      <text:p text:style-name="P71"><text:span text:style-name="T1"><text:tab/>Для получения кратности микроскопа необходимо умножить кратность объектива на кратность окуляра. <text:s/></text:span><text:span text:style-name="T3">Данный микроскоп имеет постоянную кратность окуляра 10</text:span><text:span text:style-name="T25">x. </text:span><text:span text:style-name="T3">Кратность объектива может быть: </text:span><text:span text:style-name="T25">4x, 10x </text:span><text:span text:style-name="T3">и </text:span><text:span text:style-name="T25">4</text:span><text:span text:style-name="T3">0</text:span><text:span text:style-name="T25">x. </text:span><text:span text:style-name="T3">Итого итоговая кратность микроскопа имеет следующие значения: 40</text:span><text:span text:style-name="T25">x, 100x </text:span><text:span text:style-name="T3">и 400</text:span><text:span text:style-name="T25">x.</text:span></text:p>
      <text:p text:style-name="P72"><text:span text:style-name="T25"><text:tab/></text:span><text:span text:style-name="T3">От кратности объектива зависит интенсивность излучения света. Чем больше кратность тем </text:span><text:span text:style-name="T4">больше нужно увеличивать интенсивность света. </text:span><text:span text:style-name="T5">Все изображения получены с помощью системы </text:span><text:span text:style-name="T26">MSLite</text:span><text:span text:style-name="T5">. </text:span><text:span text:style-name="T6">Настройки системы стандартные:</text:span></text:p>
      <text:list xml:id="list1988112271" text:style-name="L1">
        <text:list-item>
          <text:p text:style-name="P127">значение выдержки 120,</text:p>
        </text:list-item>
        <text:list-item>
          <text:p text:style-name="P127">время выдержки 350 <text:span text:style-name="T23">ms,</text:span></text:p>
        </text:list-item>
        <text:list-item>
          <text:p text:style-name="P127">усиление 5.0,</text:p>
        </text:list-item>
        <text:list-item>
          <text:p text:style-name="P127">тон 0,</text:p>
        </text:list-item>
        <text:list-item>
          <text:p text:style-name="P127">яркость 0,</text:p>
        </text:list-item>
        <text:list-item>
          <text:p text:style-name="P128">контраст 0</text:p>
        </text:list-item>
        <text:list-item>
          <text:p text:style-name="P128"><text:span text:style-name="T85">температура 23</text:span>.</text:p>
        </text:list-item>
      </text:list>
      <text:p text:style-name="P74"/>
      <text:p text:style-name="P73"><text:span text:style-name="T5"><text:tab/></text:span><text:span text:style-name="T2">Все кристаллы сравниваются с контрольным. Контрольным называется кристалл, который образуется в чистом </text:span><text:span text:style-name="T15">физиологическом растворе.</text:span><text:span text:style-name="T2"> </text:span></text:p>
      <text:p text:style-name="P75"/>
      <text:p text:style-name="P88"><text:span text:style-name="T59">Н</text:span><text:span text:style-name="T60">аименование фотографий осуществляется по следующему шаблону: номер партии_название препарата_кратность объектива_номер пробы.</text:span></text:p>
      <text:p text:style-name="P75"/>
      <text:p text:style-name="P130"><text:span text:style-name="T61">Все приведенные препараты принадлежат одному классу. </text:span><text:span text:style-name="T62">В дальнейшем будет уточнено принадлежность препаратов к классам/царствам.</text:span></text:p>
      <text:h text:style-name="P90" text:outline-level="1"><text:soft-page-break/><text:span text:style-name="T80"><text:s/>Рецепт №</text:span><text:span text:style-name="T83">2</text:span></text:h>
      <text:p text:style-name="P87"><text:span text:style-name="T63">С</text:span><text:span text:style-name="T64">остав: Витамин </text:span><text:span text:style-name="T73">E(</text:span><text:span text:style-name="T64">токоферол</text:span><text:span text:style-name="T73">) </text:span><text:span text:style-name="T64">4-7 мг, Ацидум фосфорикум </text:span><text:span text:style-name="T70">6</text:span><text:span text:style-name="T73">CH</text:span><text:span text:style-name="T66">, </text:span><text:span text:style-name="T70">Берберис 6 </text:span><text:span text:style-name="T78">CH</text:span><text:span text:style-name="T75">,</text:span><text:span text:style-name="T67"> </text:span><text:span text:style-name="T70">Цина 6</text:span><text:span text:style-name="T78">CH,</text:span><text:span text:style-name="T70"> Эхинацея </text:span><text:span text:style-name="T78">30CH</text:span><text:span text:style-name="T70">, Гепар сульфур 1000</text:span><text:span text:style-name="T78">CH,</text:span><text:span text:style-name="T64"> растительное масло.</text:span></text:p>
      <table:table table:name="Таблица9" table:style-name="Таблица9">
        <table:table-column table:style-name="Таблица9.A"/>
        <table:table-column table:style-name="Таблица9.B" table:number-columns-repeated="2"/>
        <table:table-column table:style-name="Таблица9.A"/>
        <table:table-column table:style-name="Таблица9.B" table:number-columns-repeated="2"/>
        <table:table-column table:style-name="Таблица9.G"/>
        <table:table-column table:style-name="Таблица9.B"/>
        <table:table-row>
          <table:table-cell table:style-name="Таблица9.A1" office:value-type="string">
            <text:p text:style-name="P23"/>
          </table:table-cell>
          <table:table-cell table:style-name="Таблица9.B1" office:value-type="string">
            <text:p text:style-name="P37">Название</text:p>
          </table:table-cell>
          <table:table-cell table:style-name="Таблица9.C1" office:value-type="string">
            <text:p text:style-name="P37">Кратность</text:p>
          </table:table-cell>
          <table:table-cell table:style-name="Таблица9.D1" office:value-type="string">
            <text:p text:style-name="P37">Излучение света</text:p>
          </table:table-cell>
          <table:table-cell table:style-name="Таблица9.E1" office:value-type="string">
            <text:p text:style-name="P51">Отличие от контрольного <text:span text:style-name="T55">кристалла</text:span></text:p>
          </table:table-cell>
          <table:table-cell table:style-name="Таблица9.F1" office:value-type="string">
            <text:p text:style-name="P37">Где находится</text:p>
          </table:table-cell>
          <table:table-cell table:style-name="Таблица9.G1" office:value-type="string">
            <text:p text:style-name="P37">Есть ли еще кристаллы</text:p>
          </table:table-cell>
          <table:table-cell table:style-name="Таблица9.H1" office:value-type="string">
            <text:p text:style-name="P37"><text:s/><text:span text:style-name="T7">Ссылка на изображение:</text:span></text:p>
          </table:table-cell>
        </table:table-row>
        <table:table-row>
          <table:table-cell table:style-name="Таблица9.A2" office:value-type="string">
            <text:p text:style-name="P12">1</text:p>
          </table:table-cell>
          <table:table-cell table:style-name="Таблица9.B2" office:value-type="string">
            <text:p text:style-name="P1">1партия_Рецепт2_Plan4_1проба</text:p>
          </table:table-cell>
          <table:table-cell table:style-name="Таблица9.C2" office:value-type="string">
            <text:p text:style-name="P13">40</text:p>
          </table:table-cell>
          <table:table-cell table:style-name="Таблица9.D2" office:value-type="string">
            <text:p text:style-name="P17">низкое</text:p>
          </table:table-cell>
          <table:table-cell table:style-name="Таблица9.E2" office:value-type="string">
            <text:p text:style-name="P61">Есть</text:p>
          </table:table-cell>
          <table:table-cell table:style-name="Таблица9.F2" office:value-type="string">
            <text:p text:style-name="P61">Центр образца</text:p>
          </table:table-cell>
          <table:table-cell table:style-name="Таблица9.G2" office:value-type="string">
            <text:p text:style-name="P61">Да</text:p>
          </table:table-cell>
          <table:table-cell table:style-name="Таблица9.H2" office:value-type="string">
            <text:p text:style-name="P6"><text:a xlink:type="simple" xlink:href="https://github.com/VLiamin/Image-processing/blob/main/Images/1%20партия/2/1партия_Рецепт2_Plan4_1проба.jpg" text:style-name="Internet_20_link" text:visited-style-name="Visited_20_Internet_20_Link"><text:span text:style-name="T32">image</text:span></text:a> </text:p>
          </table:table-cell>
        </table:table-row>
        <table:table-row>
          <table:table-cell table:style-name="Таблица9.A3" office:value-type="string">
            <text:p text:style-name="P12">2</text:p>
          </table:table-cell>
          <table:table-cell table:style-name="Таблица9.B3" office:value-type="string">
            <text:p text:style-name="P1">1партия_Рецепт2_Plan10_1проба</text:p>
          </table:table-cell>
          <table:table-cell table:style-name="Таблица9.C3" office:value-type="string">
            <text:p text:style-name="P18">100</text:p>
          </table:table-cell>
          <table:table-cell table:style-name="Таблица9.D3" office:value-type="string">
            <text:p text:style-name="P61">среднее</text:p>
          </table:table-cell>
          <table:table-cell table:style-name="Таблица9.E3" office:value-type="string">
            <text:p text:style-name="P61">Есть</text:p>
          </table:table-cell>
          <table:table-cell table:style-name="Таблица9.F3" office:value-type="string">
            <text:p text:style-name="P61">Центр образца</text:p>
          </table:table-cell>
          <table:table-cell table:style-name="Таблица9.G3" office:value-type="string">
            <text:p text:style-name="P61">Да</text:p>
          </table:table-cell>
          <table:table-cell table:style-name="Таблица9.H3" office:value-type="string">
            <text:p text:style-name="P61"><text:a xlink:type="simple" xlink:href="https://github.com/VLiamin/Image-processing/blob/main/Images/1%20партия/2/1партия_Рецепт2_Plan10_1проба.jpg" text:style-name="Internet_20_link" text:visited-style-name="Visited_20_Internet_20_Link"><text:span text:style-name="T32">image</text:span></text:a> </text:p>
          </table:table-cell>
        </table:table-row>
      </table:table>
      <text:p text:style-name="P77"/>
      <text:h text:style-name="P94" text:outline-level="1"><text:span text:style-name="T37">Рецепт №</text:span><text:span text:style-name="T40">3(Контроль </text:span><text:span text:style-name="T41">в масле</text:span><text:span text:style-name="T40">)</text:span></text:h>
      <text:p text:style-name="P86"><text:span text:style-name="T64">Состав: </text:span><text:span text:style-name="T79">физраствор</text:span><text:span text:style-name="T64"> (</text:span><text:span text:style-name="T11"> </text:span><text:span text:style-name="T10">водный раствор </text:span><text:a xlink:type="simple" xlink:href="https://ru.wikipedia.org/wiki/Хлорид_натрия" text:style-name="Internet_20_link" text:visited-style-name="Visited_20_Internet_20_Link"><text:span text:style-name="T12">хлорида натрия</text:span></text:a><text:span text:style-name="T11"> </text:span><text:span text:style-name="T10">(NaCl)</text:span><text:span text:style-name="T64"> ) </text:span><text:span text:style-name="T71">+ масло</text:span><text:span text:style-name="T64">.</text:span></text:p>
      <text:p text:style-name="P78"/>
      <table:table table:name="Таблица8" table:style-name="Таблица8">
        <table:table-column table:style-name="Таблица8.A"/>
        <table:table-column table:style-name="Таблица8.B" table:number-columns-repeated="2"/>
        <table:table-column table:style-name="Таблица8.A"/>
        <table:table-column table:style-name="Таблица8.B" table:number-columns-repeated="2"/>
        <table:table-column table:style-name="Таблица8.G"/>
        <table:table-column table:style-name="Таблица8.B"/>
        <table:table-row>
          <table:table-cell table:style-name="Таблица8.A1" office:value-type="string">
            <text:p text:style-name="P23"/>
          </table:table-cell>
          <table:table-cell table:style-name="Таблица8.B1" office:value-type="string">
            <text:p text:style-name="P36">Название</text:p>
          </table:table-cell>
          <table:table-cell table:style-name="Таблица8.C1" office:value-type="string">
            <text:p text:style-name="P36">Кратность</text:p>
          </table:table-cell>
          <table:table-cell table:style-name="Таблица8.D1" office:value-type="string">
            <text:p text:style-name="P36">Излучение света</text:p>
          </table:table-cell>
          <table:table-cell table:style-name="Таблица8.E1" office:value-type="string">
            <text:p text:style-name="P50">Отличие от контрольного <text:span text:style-name="T55">кристалла</text:span></text:p>
          </table:table-cell>
          <table:table-cell table:style-name="Таблица8.F1" office:value-type="string">
            <text:p text:style-name="P36">Где находится</text:p>
          </table:table-cell>
          <table:table-cell table:style-name="Таблица8.G1" office:value-type="string">
            <text:p text:style-name="P36">Есть ли еще кристаллы</text:p>
          </table:table-cell>
          <table:table-cell table:style-name="Таблица8.H1" office:value-type="string">
            <text:p text:style-name="P107">Ссылка на изображение:</text:p>
          </table:table-cell>
        </table:table-row>
        <table:table-row>
          <table:table-cell table:style-name="Таблица8.A4" office:value-type="string">
            <text:p text:style-name="P59">1</text:p>
          </table:table-cell>
          <table:table-cell table:style-name="Таблица8.B2" office:value-type="string">
            <text:p text:style-name="P5"><text:span text:style-name="T84">1партия_рецепт3_</text:span>Plan 4_<text:span text:style-name="T84">1проба</text:span></text:p>
          </table:table-cell>
          <table:table-cell table:style-name="Таблица8.C2" office:value-type="string">
            <text:p text:style-name="P60">40</text:p>
          </table:table-cell>
          <table:table-cell table:style-name="Таблица8.D4" office:value-type="string">
            <text:p text:style-name="P60">низкое</text:p>
          </table:table-cell>
          <table:table-cell table:style-name="Таблица8.E2" office:value-type="string">
            <text:p text:style-name="P60">Он и есть К</text:p>
          </table:table-cell>
          <table:table-cell table:style-name="Таблица8.F2" office:value-type="string">
            <text:p text:style-name="P60">Справа на образце</text:p>
          </table:table-cell>
          <table:table-cell table:style-name="Таблица8.G2" office:value-type="string">
            <text:p text:style-name="P60">Да</text:p>
          </table:table-cell>
          <table:table-cell table:style-name="Таблица8.H2" office:value-type="string">
            <text:p text:style-name="P60"><text:a xlink:type="simple" xlink:href="https://github.com/VLiamin/Image-processing/blob/main/Images/1%20партия/Контроль/1партия_Рецепт3_Plan4_1проба.jpg" text:style-name="Internet_20_link" text:visited-style-name="Visited_20_Internet_20_Link"><text:span text:style-name="T32">image</text:span></text:a></text:p>
          </table:table-cell>
        </table:table-row>
        <table:table-row>
          <table:table-cell table:style-name="Таблица8.A4" office:value-type="string">
            <text:p text:style-name="P59">2</text:p>
          </table:table-cell>
          <table:table-cell table:style-name="Таблица8.B3" office:value-type="string">
            <text:p text:style-name="P5"><text:span text:style-name="T84">1партия_рецепт3_</text:span>Plan <text:span text:style-name="T84">10</text:span>_<text:span text:style-name="T84">1проба</text:span></text:p>
          </table:table-cell>
          <table:table-cell table:style-name="Таблица8.C3" office:value-type="string">
            <text:p text:style-name="P60">100</text:p>
          </table:table-cell>
          <table:table-cell table:style-name="Таблица8.D4" office:value-type="string">
            <text:p text:style-name="P60">среднее</text:p>
          </table:table-cell>
          <table:table-cell table:style-name="Таблица8.E3" office:value-type="string">
            <text:p text:style-name="P60">Он и есть К</text:p>
          </table:table-cell>
          <table:table-cell table:style-name="Таблица8.F3" office:value-type="string">
            <text:p text:style-name="P60">Справа на образце</text:p>
          </table:table-cell>
          <table:table-cell table:style-name="Таблица8.G3" office:value-type="string">
            <text:p text:style-name="P60">Да</text:p>
          </table:table-cell>
          <table:table-cell table:style-name="Таблица8.H3" office:value-type="string">
            <text:p text:style-name="P60"><text:a xlink:type="simple" xlink:href="https://github.com/VLiamin/Image-processing/blob/main/Images/1%20партия/Контроль/1партия_Рецепт3_Plan10_1проба.jpg" text:style-name="Internet_20_link" text:visited-style-name="Visited_20_Internet_20_Link"><text:span text:style-name="T32">image</text:span></text:a> </text:p>
          </table:table-cell>
        </table:table-row>
        <table:table-row>
          <table:table-cell table:style-name="Таблица8.A4" office:value-type="string">
            <text:p text:style-name="P59">3</text:p>
          </table:table-cell>
          <table:table-cell table:style-name="Таблица8.B4" office:value-type="string">
            <text:p text:style-name="P5"><text:span text:style-name="T84">1партия_рецепт3_</text:span>Plan 4_<text:span text:style-name="T84">2проба</text:span></text:p>
          </table:table-cell>
          <table:table-cell table:style-name="Таблица8.C4" office:value-type="string">
            <text:p text:style-name="P60">40</text:p>
          </table:table-cell>
          <table:table-cell table:style-name="Таблица8.D4" office:value-type="string">
            <text:p text:style-name="P60">низкое</text:p>
          </table:table-cell>
          <table:table-cell table:style-name="Таблица8.E4" office:value-type="string">
            <text:p text:style-name="P60">Он и есть К</text:p>
          </table:table-cell>
          <table:table-cell table:style-name="Таблица8.F4" office:value-type="string">
            <text:p text:style-name="P60">Сверху на образце</text:p>
          </table:table-cell>
          <table:table-cell table:style-name="Таблица8.G4" office:value-type="string">
            <text:p text:style-name="P60">Да</text:p>
          </table:table-cell>
          <table:table-cell table:style-name="Таблица8.H4" office:value-type="string">
            <text:p text:style-name="P60"><text:a xlink:type="simple" xlink:href="https://github.com/VLiamin/Image-processing/blob/main/Images/1%20партия/Контроль/1партия_Рецепт3_Plan4_2проба.jpg" text:style-name="Internet_20_link" text:visited-style-name="Visited_20_Internet_20_Link"><text:span text:style-name="T32">image</text:span></text:a> </text:p>
          </table:table-cell>
        </table:table-row>
        <text:soft-page-break/>
        <table:table-row>
          <table:table-cell table:style-name="Таблица8.A5" office:value-type="string">
            <text:p text:style-name="P59">4</text:p>
          </table:table-cell>
          <table:table-cell table:style-name="Таблица8.B5" office:value-type="string">
            <text:p text:style-name="P5"><text:span text:style-name="T84">1партия_рецепт3_</text:span>Plan <text:span text:style-name="T84">10</text:span>_<text:span text:style-name="T84">2проба</text:span></text:p>
          </table:table-cell>
          <table:table-cell table:style-name="Таблица8.C5" office:value-type="string">
            <text:p text:style-name="P60">100</text:p>
          </table:table-cell>
          <table:table-cell table:style-name="Таблица8.D5" office:value-type="string">
            <text:p text:style-name="P60">среднее</text:p>
          </table:table-cell>
          <table:table-cell table:style-name="Таблица8.E5" office:value-type="string">
            <text:p text:style-name="P60">Он и есть К</text:p>
          </table:table-cell>
          <table:table-cell table:style-name="Таблица8.F5" office:value-type="string">
            <text:p text:style-name="P60">Сверху на образце</text:p>
          </table:table-cell>
          <table:table-cell table:style-name="Таблица8.G5" office:value-type="string">
            <text:p text:style-name="P60">Да</text:p>
          </table:table-cell>
          <table:table-cell table:style-name="Таблица8.H5" office:value-type="string">
            <text:p text:style-name="P60"><text:a xlink:type="simple" xlink:href="https://github.com/VLiamin/Image-processing/blob/main/Images/1%20партия/Контроль/1партия_Рецепт3_Plan10_2проба.jpg" text:style-name="Internet_20_link" text:visited-style-name="Visited_20_Internet_20_Link"><text:span text:style-name="T32">image</text:span></text:a></text:p>
          </table:table-cell>
        </table:table-row>
      </table:table>
      <text:p text:style-name="P78"/>
      <text:h text:style-name="P91" text:outline-level="1"><text:span text:style-name="T80">Рецепт №</text:span><text:span text:style-name="T82">5</text:span></text:h>
      <text:p text:style-name="P84"><text:span text:style-name="T63">С</text:span><text:span text:style-name="T64">остав: Витамин </text:span><text:span text:style-name="T73">E(</text:span><text:span text:style-name="T64">токоферол</text:span><text:span text:style-name="T73">) </text:span><text:span text:style-name="T64">4-7 мг, </text:span><text:span text:style-name="T69">Арника монтана 6</text:span><text:span text:style-name="T77">CH</text:span><text:span text:style-name="T76">,</text:span><text:span text:style-name="T68"> </text:span><text:span text:style-name="T69">Анакардиум 30</text:span><text:span text:style-name="T77">CH,</text:span><text:span text:style-name="T69"> Аргентум нитрикум 30</text:span><text:span text:style-name="T77">CH,</text:span><text:span text:style-name="T64"> растительное масло.</text:span></text:p>
      <text:p text:style-name="P79"/>
      <table:table table:name="Таблица7" table:style-name="Таблица7">
        <table:table-column table:style-name="Таблица7.A"/>
        <table:table-column table:style-name="Таблица7.B" table:number-columns-repeated="2"/>
        <table:table-column table:style-name="Таблица7.A"/>
        <table:table-column table:style-name="Таблица7.B" table:number-columns-repeated="2"/>
        <table:table-column table:style-name="Таблица7.G"/>
        <table:table-column table:style-name="Таблица7.B"/>
        <table:table-row>
          <table:table-cell table:style-name="Таблица7.A1" office:value-type="string">
            <text:p text:style-name="P23"/>
          </table:table-cell>
          <table:table-cell table:style-name="Таблица7.B1" office:value-type="string">
            <text:p text:style-name="P35">Название</text:p>
          </table:table-cell>
          <table:table-cell table:style-name="Таблица7.C1" office:value-type="string">
            <text:p text:style-name="P35">Кратность</text:p>
          </table:table-cell>
          <table:table-cell table:style-name="Таблица7.D1" office:value-type="string">
            <text:p text:style-name="P35">Излучение света</text:p>
          </table:table-cell>
          <table:table-cell table:style-name="Таблица7.E1" office:value-type="string">
            <text:p text:style-name="P49">Отличие от контрольного <text:span text:style-name="T55">кристалла</text:span></text:p>
          </table:table-cell>
          <table:table-cell table:style-name="Таблица7.F1" office:value-type="string">
            <text:p text:style-name="P35">Где находится</text:p>
          </table:table-cell>
          <table:table-cell table:style-name="Таблица7.G1" office:value-type="string">
            <text:p text:style-name="P36">Есть ли еще кристаллы</text:p>
          </table:table-cell>
          <table:table-cell table:style-name="Таблица7.H1" office:value-type="string">
            <text:p text:style-name="P108">Ссылка на изображение:</text:p>
          </table:table-cell>
        </table:table-row>
        <table:table-row>
          <table:table-cell table:style-name="Таблица7.A6" office:value-type="string">
            <text:p text:style-name="P11">1</text:p>
          </table:table-cell>
          <table:table-cell table:style-name="Таблица7.B2" office:value-type="string">
            <text:h text:style-name="P99" text:outline-level="2"><text:bookmark text:name="blob-path"/><text:span text:style-name="Strong_20_Emphasis"><text:span text:style-name="T18">1партия_Рецепт5_Plan4_1проба</text:span></text:span></text:h>
            <text:p text:style-name="P62"/>
          </table:table-cell>
          <table:table-cell table:style-name="Таблица7.C2" office:value-type="string">
            <text:p text:style-name="P56">40</text:p>
          </table:table-cell>
          <table:table-cell table:style-name="Таблица7.D6" office:value-type="string">
            <text:p text:style-name="P56">низкое</text:p>
          </table:table-cell>
          <table:table-cell table:style-name="Таблица7.E2" office:value-type="string">
            <text:p text:style-name="P56">слабое</text:p>
          </table:table-cell>
          <table:table-cell table:style-name="Таблица7.F2" office:value-type="string">
            <text:p text:style-name="P56">Внизу образца</text:p>
          </table:table-cell>
          <table:table-cell table:style-name="Таблица7.G2" office:value-type="string">
            <text:p text:style-name="P56">Да</text:p>
          </table:table-cell>
          <table:table-cell table:style-name="Таблица7.H2" office:value-type="string">
            <text:p text:style-name="P56"><text:a xlink:type="simple" xlink:href="https://github.com/VLiamin/Image-processing/blob/main/Images/1%20партия/5/1партия_Рецепт5_Plan4_1проба.jpg" text:style-name="Internet_20_link" text:visited-style-name="Visited_20_Internet_20_Link"><text:span text:style-name="T32">image</text:span></text:a></text:p>
          </table:table-cell>
        </table:table-row>
        <table:table-row>
          <table:table-cell table:style-name="Таблица7.A6" office:value-type="string">
            <text:p text:style-name="P11">2</text:p>
          </table:table-cell>
          <table:table-cell table:style-name="Таблица7.B3" office:value-type="string">
            <text:h text:style-name="P99" text:outline-level="2"><text:bookmark text:name="blob-path1"/><text:span text:style-name="Strong_20_Emphasis"><text:span text:style-name="T19">1партия_Рецепт5_Plan10_1проба</text:span></text:span></text:h>
            <text:p text:style-name="P62"/>
          </table:table-cell>
          <table:table-cell table:style-name="Таблица7.C3" office:value-type="string">
            <text:p text:style-name="P56">100</text:p>
          </table:table-cell>
          <table:table-cell table:style-name="Таблица7.D6" office:value-type="string">
            <text:p text:style-name="P58">среднее</text:p>
          </table:table-cell>
          <table:table-cell table:style-name="Таблица7.E3" office:value-type="string">
            <text:p text:style-name="P56">слабое</text:p>
          </table:table-cell>
          <table:table-cell table:style-name="Таблица7.F3" office:value-type="string">
            <text:p text:style-name="P56">Внизу образца</text:p>
          </table:table-cell>
          <table:table-cell table:style-name="Таблица7.G3" office:value-type="string">
            <text:p text:style-name="P56">Да</text:p>
          </table:table-cell>
          <table:table-cell table:style-name="Таблица7.H3" office:value-type="string">
            <text:p text:style-name="P56"><text:a xlink:type="simple" xlink:href="https://github.com/VLiamin/Image-processing/blob/main/Images/1%20партия/5/1партия_Рецепт5_Plan10_1проба.jpg" text:style-name="Internet_20_link" text:visited-style-name="Visited_20_Internet_20_Link"><text:span text:style-name="T32">image</text:span></text:a> </text:p>
          </table:table-cell>
        </table:table-row>
        <table:table-row>
          <table:table-cell table:style-name="Таблица7.A6" office:value-type="string">
            <text:p text:style-name="P11">3</text:p>
          </table:table-cell>
          <table:table-cell table:style-name="Таблица7.B4" office:value-type="string">
            <text:h text:style-name="P99" text:outline-level="2"><text:bookmark text:name="blob-path2"/><text:span text:style-name="Strong_20_Emphasis"><text:span text:style-name="T17">1партия_Рецепт5_Plan4_2проба</text:span></text:span></text:h>
            <text:p text:style-name="P62"/>
          </table:table-cell>
          <table:table-cell table:style-name="Таблица7.C4" office:value-type="string">
            <text:p text:style-name="P58">40</text:p>
          </table:table-cell>
          <table:table-cell table:style-name="Таблица7.D6" office:value-type="string">
            <text:p text:style-name="P58">низкое</text:p>
          </table:table-cell>
          <table:table-cell table:style-name="Таблица7.E4" office:value-type="string">
            <text:p text:style-name="P57">слабое</text:p>
          </table:table-cell>
          <table:table-cell table:style-name="Таблица7.F4" office:value-type="string">
            <text:p text:style-name="P58">Слева на образце</text:p>
          </table:table-cell>
          <table:table-cell table:style-name="Таблица7.G4" office:value-type="string">
            <text:p text:style-name="P57">Да</text:p>
          </table:table-cell>
          <table:table-cell table:style-name="Таблица7.H4" office:value-type="string">
            <text:p text:style-name="P57"><text:a xlink:type="simple" xlink:href="https://github.com/VLiamin/Image-processing/blob/main/Images/1%20партия/5/1партия_Рецепт5_Plan4_2проба.jpg" text:style-name="Internet_20_link" text:visited-style-name="Visited_20_Internet_20_Link"><text:span text:style-name="T32">image</text:span></text:a> </text:p>
          </table:table-cell>
        </table:table-row>
        <table:table-row>
          <table:table-cell table:style-name="Таблица7.A6" office:value-type="string">
            <text:p text:style-name="P11">4</text:p>
          </table:table-cell>
          <table:table-cell table:style-name="Таблица7.B5" office:value-type="string">
            <text:h text:style-name="P99" text:outline-level="2"><text:bookmark text:name="blob-path3"/><text:span text:style-name="Strong_20_Emphasis"><text:span text:style-name="T87">1</text:span></text:span><text:span text:style-name="Strong_20_Emphasis"><text:span text:style-name="T17">партия_Рецепт5_Plan10_2проба</text:span></text:span></text:h>
            <text:p text:style-name="P62"/>
          </table:table-cell>
          <table:table-cell table:style-name="Таблица7.C5" office:value-type="string">
            <text:p text:style-name="P58">100</text:p>
          </table:table-cell>
          <table:table-cell table:style-name="Таблица7.D6" office:value-type="string">
            <text:p text:style-name="P58">среднее</text:p>
          </table:table-cell>
          <table:table-cell table:style-name="Таблица7.E5" office:value-type="string">
            <text:p text:style-name="P57">слабое</text:p>
          </table:table-cell>
          <table:table-cell table:style-name="Таблица7.F5" office:value-type="string">
            <text:p text:style-name="P58">Слева на образце</text:p>
          </table:table-cell>
          <table:table-cell table:style-name="Таблица7.G5" office:value-type="string">
            <text:p text:style-name="P57">Да</text:p>
          </table:table-cell>
          <table:table-cell table:style-name="Таблица7.H5" office:value-type="string">
            <text:p text:style-name="P57"><text:a xlink:type="simple" xlink:href="https://github.com/VLiamin/Image-processing/blob/main/Images/1%20партия/5/1партия_Рецепт5_Plan10_2проба.jpg" text:style-name="Internet_20_link" text:visited-style-name="Visited_20_Internet_20_Link"><text:span text:style-name="T32">image</text:span></text:a> </text:p>
          </table:table-cell>
        </table:table-row>
        <table:table-row>
          <table:table-cell table:style-name="Таблица7.A6" office:value-type="string">
            <text:p text:style-name="P11">5</text:p>
          </table:table-cell>
          <table:table-cell table:style-name="Таблица7.B6" office:value-type="string">
            <text:h text:style-name="P99" text:outline-level="2"><text:bookmark text:name="blob-path4"/><text:span text:style-name="Strong_20_Emphasis"><text:span text:style-name="T17">1партия_Р</text:span></text:span><text:soft-page-break/><text:span text:style-name="Strong_20_Emphasis"><text:span text:style-name="T17">ецепт5_Plan4_3проба</text:span></text:span></text:h>
            <text:p text:style-name="P62"/>
          </table:table-cell>
          <table:table-cell table:style-name="Таблица7.C6" office:value-type="string">
            <text:p text:style-name="P58">40</text:p>
          </table:table-cell>
          <table:table-cell table:style-name="Таблица7.D6" office:value-type="string">
            <text:p text:style-name="P58">низкое</text:p>
          </table:table-cell>
          <table:table-cell table:style-name="Таблица7.E6" office:value-type="string">
            <text:p text:style-name="P58">Есть</text:p>
          </table:table-cell>
          <table:table-cell table:style-name="Таблица7.F6" office:value-type="string">
            <text:p text:style-name="P57">Внизу образца</text:p>
          </table:table-cell>
          <table:table-cell table:style-name="Таблица7.G6" office:value-type="string">
            <text:p text:style-name="P57">Да</text:p>
          </table:table-cell>
          <table:table-cell table:style-name="Таблица7.H6" office:value-type="string">
            <text:p text:style-name="P57"><text:a xlink:type="simple" xlink:href="https://github.com/VLiamin/Image-processing/blob/main/Images/1%20партия/5/1партия_Рецепт5_Plan4_3проба.jpg" text:style-name="Internet_20_link" text:visited-style-name="Visited_20_Internet_20_Link"><text:span text:style-name="T33">image</text:span></text:a> </text:p>
          </table:table-cell>
        </table:table-row>
        <table:table-row>
          <table:table-cell table:style-name="Таблица7.A7" office:value-type="string">
            <text:p text:style-name="P11">6</text:p>
          </table:table-cell>
          <table:table-cell table:style-name="Таблица7.B7" office:value-type="string">
            <text:h text:style-name="P99" text:outline-level="2"><text:bookmark text:name="blob-path5"/><text:span text:style-name="Strong_20_Emphasis"><text:span text:style-name="T17">1партия_Рецепт5_Plan10_3проба</text:span></text:span></text:h>
            <text:p text:style-name="P62"/>
          </table:table-cell>
          <table:table-cell table:style-name="Таблица7.C7" office:value-type="string">
            <text:p text:style-name="P58">100</text:p>
          </table:table-cell>
          <table:table-cell table:style-name="Таблица7.D7" office:value-type="string">
            <text:p text:style-name="P58">среднее</text:p>
          </table:table-cell>
          <table:table-cell table:style-name="Таблица7.E7" office:value-type="string">
            <text:p text:style-name="P58">Есть</text:p>
          </table:table-cell>
          <table:table-cell table:style-name="Таблица7.F7" office:value-type="string">
            <text:p text:style-name="P57">Внизу образца</text:p>
          </table:table-cell>
          <table:table-cell table:style-name="Таблица7.G7" office:value-type="string">
            <text:p text:style-name="P57">Да</text:p>
          </table:table-cell>
          <table:table-cell table:style-name="Таблица7.H7" office:value-type="string">
            <text:p text:style-name="P57"><text:a xlink:type="simple" xlink:href="https://github.com/VLiamin/Image-processing/blob/main/Images/1%20партия/5/1партия_Рецепт5_Plan10_3проба.jpg" text:style-name="Internet_20_link" text:visited-style-name="Visited_20_Internet_20_Link"><text:span text:style-name="T33">image</text:span></text:a></text:p>
          </table:table-cell>
        </table:table-row>
      </table:table>
      <text:p text:style-name="P79"/>
      <text:h text:style-name="P95" text:outline-level="1"><text:span text:style-name="T37">Рецепт №</text:span><text:span text:style-name="T39">6</text:span></text:h>
      <text:p text:style-name="P83"><text:span text:style-name="T63">С</text:span><text:span text:style-name="T64">остав: Витамин </text:span><text:span text:style-name="T73">E(</text:span><text:span text:style-name="T64">токоферол</text:span><text:span text:style-name="T73">) </text:span><text:span text:style-name="T64">4-7 мг, </text:span><text:span text:style-name="T76">Ф</text:span><text:span text:style-name="T68">инлепсин 30</text:span><text:span text:style-name="T76">CH, Этиопс меркуриус антимониалис 6CH,</text:span><text:span text:style-name="T68"> Саникула 6</text:span><text:span text:style-name="T76">CH,</text:span><text:span text:style-name="T64"> растительное масло.</text:span></text:p>
      <table:table table:name="Таблица6" table:style-name="Таблица6">
        <table:table-column table:style-name="Таблица6.A"/>
        <table:table-column table:style-name="Таблица6.B" table:number-columns-repeated="2"/>
        <table:table-column table:style-name="Таблица6.A"/>
        <table:table-column table:style-name="Таблица6.B" table:number-columns-repeated="2"/>
        <table:table-column table:style-name="Таблица6.G"/>
        <table:table-column table:style-name="Таблица6.B"/>
        <table:table-row>
          <table:table-cell table:style-name="Таблица6.A1" office:value-type="string">
            <text:p text:style-name="P31"/>
          </table:table-cell>
          <table:table-cell table:style-name="Таблица6.B1" office:value-type="string">
            <text:p text:style-name="P34">Название</text:p>
          </table:table-cell>
          <table:table-cell table:style-name="Таблица6.C1" office:value-type="string">
            <text:p text:style-name="P34">Кратность</text:p>
          </table:table-cell>
          <table:table-cell table:style-name="Таблица6.D1" office:value-type="string">
            <text:p text:style-name="P34">Излучение света</text:p>
          </table:table-cell>
          <table:table-cell table:style-name="Таблица6.E1" office:value-type="string">
            <text:p text:style-name="P48">Отличие от контрольного <text:span text:style-name="T55">кристалла</text:span></text:p>
          </table:table-cell>
          <table:table-cell table:style-name="Таблица6.F1" office:value-type="string">
            <text:p text:style-name="P34">Где находится</text:p>
          </table:table-cell>
          <table:table-cell table:style-name="Таблица6.G1" office:value-type="string">
            <text:p text:style-name="P35">Есть ли еще кристаллы</text:p>
          </table:table-cell>
          <table:table-cell table:style-name="Таблица6.H1" office:value-type="string">
            <text:p text:style-name="P109">Ссылка на изображение:</text:p>
          </table:table-cell>
        </table:table-row>
        <table:table-row>
          <table:table-cell table:style-name="Таблица6.A4" office:value-type="string">
            <text:p text:style-name="P55">1</text:p>
          </table:table-cell>
          <table:table-cell table:style-name="Таблица6.B2" office:value-type="string">
            <text:h text:style-name="P101" text:outline-level="2"><text:bookmark text:name="blob-path6"/><text:span text:style-name="Strong_20_Emphasis"><text:span text:style-name="T20">1партия_Рецепт6_Plan4_1проба</text:span></text:span></text:h>
            <text:p text:style-name="P41"/>
          </table:table-cell>
          <table:table-cell table:style-name="Таблица6.C2" office:value-type="string">
            <text:p text:style-name="P45">40</text:p>
          </table:table-cell>
          <table:table-cell table:style-name="Таблица6.D4" office:value-type="string">
            <text:p text:style-name="P45">Низкое</text:p>
          </table:table-cell>
          <table:table-cell table:style-name="Таблица6.E2" office:value-type="string">
            <text:p text:style-name="P45">Есть</text:p>
          </table:table-cell>
          <table:table-cell table:style-name="Таблица6.F2" office:value-type="string">
            <text:p text:style-name="P45">Центр образца</text:p>
          </table:table-cell>
          <table:table-cell table:style-name="Таблица6.G2" office:value-type="string">
            <text:p text:style-name="P45">Да, <text:span text:style-name="T86">один рядом</text:span></text:p>
          </table:table-cell>
          <table:table-cell table:style-name="Таблица6.H2" office:value-type="string">
            <text:p text:style-name="P45"><text:a xlink:type="simple" xlink:href="https://github.com/VLiamin/Image-processing/blob/main/Images/1%20партия/6/1партия_Рецепт6_Plan4_1проба.jpg" text:style-name="Internet_20_link" text:visited-style-name="Visited_20_Internet_20_Link"><text:span text:style-name="T27">image</text:span></text:a></text:p>
          </table:table-cell>
        </table:table-row>
        <table:table-row>
          <table:table-cell table:style-name="Таблица6.A4" office:value-type="string">
            <text:p text:style-name="P55">2</text:p>
          </table:table-cell>
          <table:table-cell table:style-name="Таблица6.B3" office:value-type="string">
            <text:h text:style-name="P101" text:outline-level="2"><text:bookmark text:name="blob-path7"/><text:span text:style-name="Strong_20_Emphasis"><text:span text:style-name="T20">1партия_Рецепт6_Plan10_1проба</text:span></text:span></text:h>
            <text:p text:style-name="P41"/>
          </table:table-cell>
          <table:table-cell table:style-name="Таблица6.C3" office:value-type="string">
            <text:p text:style-name="P45">100</text:p>
          </table:table-cell>
          <table:table-cell table:style-name="Таблица6.D4" office:value-type="string">
            <text:p text:style-name="P45">Среднее</text:p>
          </table:table-cell>
          <table:table-cell table:style-name="Таблица6.E3" office:value-type="string">
            <text:p text:style-name="P45">Есть</text:p>
          </table:table-cell>
          <table:table-cell table:style-name="Таблица6.F3" office:value-type="string">
            <text:p text:style-name="P45">Центр образца</text:p>
          </table:table-cell>
          <table:table-cell table:style-name="Таблица6.G3" office:value-type="string">
            <text:p text:style-name="P116">Да, <text:span text:style-name="T86">один рядом</text:span></text:p>
          </table:table-cell>
          <table:table-cell table:style-name="Таблица6.H3" office:value-type="string">
            <text:p text:style-name="P45"><text:a xlink:type="simple" xlink:href="https://github.com/VLiamin/Image-processing/blob/main/Images/1%20партия/6/1партия_Рецепт6_Plan10_1проба.jpg" text:style-name="Internet_20_link" text:visited-style-name="Visited_20_Internet_20_Link"><text:span text:style-name="T27">image</text:span></text:a> </text:p>
          </table:table-cell>
        </table:table-row>
        <table:table-row>
          <table:table-cell table:style-name="Таблица6.A4" office:value-type="string">
            <text:p text:style-name="P55">3</text:p>
          </table:table-cell>
          <table:table-cell table:style-name="Таблица6.B4" office:value-type="string">
            <text:h text:style-name="P101" text:outline-level="2"><text:bookmark text:name="blob-path8"/><text:span text:style-name="Strong_20_Emphasis"><text:span text:style-name="T20">1партия_Рецепт6_Plan10_1проба</text:span></text:span></text:h>
            <text:p text:style-name="P41"/>
          </table:table-cell>
          <table:table-cell table:style-name="Таблица6.C4" office:value-type="string">
            <text:p text:style-name="P45">40</text:p>
          </table:table-cell>
          <table:table-cell table:style-name="Таблица6.D4" office:value-type="string">
            <text:p text:style-name="P45">Низкое</text:p>
          </table:table-cell>
          <table:table-cell table:style-name="Таблица6.E4" office:value-type="string">
            <text:p text:style-name="P45">Есть</text:p>
          </table:table-cell>
          <table:table-cell table:style-name="Таблица6.F4" office:value-type="string">
            <text:p text:style-name="P45">Центр образца</text:p>
          </table:table-cell>
          <table:table-cell table:style-name="Таблица6.G4" office:value-type="string">
            <text:p text:style-name="P45">Да</text:p>
          </table:table-cell>
          <table:table-cell table:style-name="Таблица6.H4" office:value-type="string">
            <text:p text:style-name="P45"><text:a xlink:type="simple" xlink:href="https://github.com/VLiamin/Image-processing/blob/main/Images/1%20партия/6/1партия_Рецепт6_Plan4_2проба.jpg" text:style-name="Internet_20_link" text:visited-style-name="Visited_20_Internet_20_Link"><text:span text:style-name="T27">image</text:span></text:a></text:p>
          </table:table-cell>
        </table:table-row>
        <table:table-row>
          <table:table-cell table:style-name="Таблица6.A5" office:value-type="string">
            <text:p text:style-name="P55">4</text:p>
          </table:table-cell>
          <table:table-cell table:style-name="Таблица6.B5" office:value-type="string">
            <text:h text:style-name="P101" text:outline-level="2"><text:bookmark text:name="blob-path9"/><text:span text:style-name="Strong_20_Emphasis"><text:span text:style-name="T20">1партия_Рецепт6_Pl</text:span></text:span><text:soft-page-break/><text:span text:style-name="Strong_20_Emphasis"><text:span text:style-name="T20">an10_2проба</text:span></text:span></text:h>
            <text:p text:style-name="P41"/>
          </table:table-cell>
          <table:table-cell table:style-name="Таблица6.C5" office:value-type="string">
            <text:p text:style-name="P45">100</text:p>
          </table:table-cell>
          <table:table-cell table:style-name="Таблица6.D5" office:value-type="string">
            <text:p text:style-name="P45">Среднее</text:p>
          </table:table-cell>
          <table:table-cell table:style-name="Таблица6.E5" office:value-type="string">
            <text:p text:style-name="P45">Есть</text:p>
          </table:table-cell>
          <table:table-cell table:style-name="Таблица6.F5" office:value-type="string">
            <text:p text:style-name="P45">Центр образца</text:p>
          </table:table-cell>
          <table:table-cell table:style-name="Таблица6.G5" office:value-type="string">
            <text:p text:style-name="P45">Да</text:p>
          </table:table-cell>
          <table:table-cell table:style-name="Таблица6.H5" office:value-type="string">
            <text:p text:style-name="P45"><text:a xlink:type="simple" xlink:href="https://github.com/VLiamin/Image-processing/blob/main/Images/1%20партия/6/1партия_Рецепт6_Plan10_2проба.jpg" text:style-name="Internet_20_link" text:visited-style-name="Visited_20_Internet_20_Link"><text:span text:style-name="T27">image</text:span></text:a></text:p>
          </table:table-cell>
        </table:table-row>
      </table:table>
      <text:p text:style-name="P76"/>
      <text:h text:style-name="P92" text:outline-level="1"><text:span text:style-name="T80">Рецепт №</text:span><text:span text:style-name="T81">7</text:span></text:h>
      <text:p text:style-name="P82"><text:span text:style-name="T63">С</text:span><text:span text:style-name="T64">остав: Витамин </text:span><text:span text:style-name="T73">E(</text:span><text:span text:style-name="T64">токоферол</text:span><text:span text:style-name="T73">) </text:span><text:span text:style-name="T64">4-7 мг, Ацидум фосфорикум </text:span><text:span text:style-name="T66">30</text:span><text:span text:style-name="T73">CH</text:span><text:span text:style-name="T66">, </text:span><text:span text:style-name="T67">Бриония 30</text:span><text:span text:style-name="T75">CH,</text:span><text:span text:style-name="T64"> </text:span><text:span text:style-name="T75">Н</text:span><text:span text:style-name="T67">атр</text:span><text:span text:style-name="T65"> муриатикум </text:span><text:span text:style-name="T67">30</text:span><text:span text:style-name="T74">CH</text:span><text:span text:style-name="T73">,</text:span><text:span text:style-name="T64"> </text:span><text:span text:style-name="T67">Рододендрон 6</text:span><text:span text:style-name="T75">CH</text:span><text:span text:style-name="T73">,</text:span><text:span text:style-name="T64"> </text:span><text:span text:style-name="T75">Р</text:span><text:span text:style-name="T67">ус токсикодендрон 5</text:span><text:span text:style-name="T75">CH,</text:span><text:span text:style-name="T64"> растительное масло.</text:span></text:p>
      <text:p text:style-name="P75"/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A"/>
        <table:table-column table:style-name="Таблица5.B" table:number-columns-repeated="2"/>
        <table:table-column table:style-name="Таблица5.G"/>
        <table:table-column table:style-name="Таблица5.B"/>
        <table:table-row>
          <table:table-cell table:style-name="Таблица5.A1" office:value-type="string">
            <text:p text:style-name="P31"/>
          </table:table-cell>
          <table:table-cell table:style-name="Таблица5.B1" office:value-type="string">
            <text:p text:style-name="P33">Название</text:p>
          </table:table-cell>
          <table:table-cell table:style-name="Таблица5.C1" office:value-type="string">
            <text:p text:style-name="P33">Кратность</text:p>
          </table:table-cell>
          <table:table-cell table:style-name="Таблица5.D1" office:value-type="string">
            <text:p text:style-name="P33">Излучение света</text:p>
          </table:table-cell>
          <table:table-cell table:style-name="Таблица5.E1" office:value-type="string">
            <text:p text:style-name="P47">Отличие от контрольного <text:span text:style-name="T55">кристалла</text:span></text:p>
          </table:table-cell>
          <table:table-cell table:style-name="Таблица5.F1" office:value-type="string">
            <text:p text:style-name="P33">Где находится</text:p>
          </table:table-cell>
          <table:table-cell table:style-name="Таблица5.G1" office:value-type="string">
            <text:p text:style-name="P33">Есть ли еще кристаллы</text:p>
          </table:table-cell>
          <table:table-cell table:style-name="Таблица5.H1" office:value-type="string">
            <text:p text:style-name="P109">Ссылка на изображение:</text:p>
          </table:table-cell>
        </table:table-row>
        <table:table-row>
          <table:table-cell table:style-name="Таблица5.A4" office:value-type="string">
            <text:p text:style-name="P53">1</text:p>
          </table:table-cell>
          <table:table-cell table:style-name="Таблица5.B2" office:value-type="string">
            <text:h text:style-name="P101" text:outline-level="2"><text:bookmark text:name="blob-path10"/><text:span text:style-name="Strong_20_Emphasis"><text:span text:style-name="T20">1партия_Рецепт7_Plan4_1проба</text:span></text:span></text:h>
            <text:p text:style-name="P41"><text:span text:style-name="Strong_20_Emphasis"><text:span text:style-name="T20"/></text:span></text:p>
          </table:table-cell>
          <table:table-cell table:style-name="Таблица5.C2" office:value-type="string">
            <text:p text:style-name="P54">40</text:p>
          </table:table-cell>
          <table:table-cell table:style-name="Таблица5.D4" office:value-type="string">
            <text:p text:style-name="P52">низкое</text:p>
          </table:table-cell>
          <table:table-cell table:style-name="Таблица5.E2" office:value-type="string">
            <text:p text:style-name="P44">небольшое</text:p>
          </table:table-cell>
          <table:table-cell table:style-name="Таблица5.F2" office:value-type="string">
            <text:p text:style-name="P44">В центре образца, по центру изображения</text:p>
          </table:table-cell>
          <table:table-cell table:style-name="Таблица5.G2" office:value-type="string">
            <text:p text:style-name="P44">Да</text:p>
          </table:table-cell>
          <table:table-cell table:style-name="Таблица5.H2" office:value-type="string">
            <text:p text:style-name="P44"><text:a xlink:type="simple" xlink:href="https://github.com/VLiamin/Image-processing/blob/main/Images/1%20партия/7/1партия_Рецепт7_Plan4_1проба.jpg" text:style-name="Internet_20_link" text:visited-style-name="Visited_20_Internet_20_Link"><text:span text:style-name="T27">image</text:span></text:a> </text:p>
          </table:table-cell>
        </table:table-row>
        <table:table-row>
          <table:table-cell table:style-name="Таблица5.A4" office:value-type="string">
            <text:p text:style-name="P53">2</text:p>
          </table:table-cell>
          <table:table-cell table:style-name="Таблица5.B3" office:value-type="string">
            <text:h text:style-name="P101" text:outline-level="2"><text:bookmark text:name="blob-path11"/><text:span text:style-name="Strong_20_Emphasis"><text:span text:style-name="T20">1партия_Рецепт7_Plan10_1проба</text:span></text:span></text:h>
            <text:p text:style-name="P41"/>
          </table:table-cell>
          <table:table-cell table:style-name="Таблица5.C3" office:value-type="string">
            <text:p text:style-name="P44">100</text:p>
          </table:table-cell>
          <table:table-cell table:style-name="Таблица5.D4" office:value-type="string">
            <text:p text:style-name="P44">среднее</text:p>
          </table:table-cell>
          <table:table-cell table:style-name="Таблица5.E3" office:value-type="string">
            <text:p text:style-name="P44">небольшое</text:p>
          </table:table-cell>
          <table:table-cell table:style-name="Таблица5.F3" office:value-type="string">
            <text:p text:style-name="P44">В центре образца</text:p>
          </table:table-cell>
          <table:table-cell table:style-name="Таблица5.G3" office:value-type="string">
            <text:p text:style-name="P44">Да</text:p>
          </table:table-cell>
          <table:table-cell table:style-name="Таблица5.H3" office:value-type="string">
            <text:p text:style-name="P44"><text:a xlink:type="simple" xlink:href="https://github.com/VLiamin/Image-processing/blob/main/Images/1%20партия/7/1партия_Рецепт7_Plan10_1проба.jpg" text:style-name="Internet_20_link" text:visited-style-name="Visited_20_Internet_20_Link"><text:span text:style-name="T27">image</text:span></text:a> </text:p>
          </table:table-cell>
        </table:table-row>
        <table:table-row>
          <table:table-cell table:style-name="Таблица5.A4" office:value-type="string">
            <text:p text:style-name="P53">3</text:p>
          </table:table-cell>
          <table:table-cell table:style-name="Таблица5.B4" office:value-type="string">
            <text:h text:style-name="P102" text:outline-level="2"><text:bookmark text:name="blob-path12"/><text:span text:style-name="Strong_20_Emphasis"><text:span text:style-name="T13">1партия_Рецепт7_Plan4_2проба</text:span></text:span></text:h>
            <text:p text:style-name="P42"/>
          </table:table-cell>
          <table:table-cell table:style-name="Таблица5.C4" office:value-type="string">
            <text:p text:style-name="P44">40</text:p>
          </table:table-cell>
          <table:table-cell table:style-name="Таблица5.D4" office:value-type="string">
            <text:p text:style-name="P52">низкое</text:p>
          </table:table-cell>
          <table:table-cell table:style-name="Таблица5.E4" office:value-type="string">
            <text:p text:style-name="P44">есть</text:p>
          </table:table-cell>
          <table:table-cell table:style-name="Таблица5.F4" office:value-type="string">
            <text:p text:style-name="P44">В центре образца, слева на изображении</text:p>
          </table:table-cell>
          <table:table-cell table:style-name="Таблица5.G4" office:value-type="string">
            <text:p text:style-name="P44">Да</text:p>
          </table:table-cell>
          <table:table-cell table:style-name="Таблица5.H4" office:value-type="string">
            <text:p text:style-name="P44"><text:a xlink:type="simple" xlink:href="https://github.com/VLiamin/Image-processing/blob/main/Images/1%20партия/7/1партия_Рецепт7_Plan4_2проба.jpg" text:style-name="Internet_20_link" text:visited-style-name="Visited_20_Internet_20_Link"><text:span text:style-name="T28">image</text:span></text:a> </text:p>
          </table:table-cell>
        </table:table-row>
        <table:table-row>
          <table:table-cell table:style-name="Таблица5.A5" office:value-type="string">
            <text:p text:style-name="P53">4</text:p>
          </table:table-cell>
          <table:table-cell table:style-name="Таблица5.B5" office:value-type="string">
            <text:h text:style-name="P101" text:outline-level="2"><text:bookmark text:name="blob-path13"/><text:span text:style-name="Strong_20_Emphasis"><text:span text:style-name="T13">1партия_Рецепт7_Plan10_2проба</text:span></text:span></text:h>
            <text:p text:style-name="P41"><text:soft-page-break/></text:p>
          </table:table-cell>
          <table:table-cell table:style-name="Таблица5.C5" office:value-type="string">
            <text:p text:style-name="P44">100</text:p>
          </table:table-cell>
          <table:table-cell table:style-name="Таблица5.D5" office:value-type="string">
            <text:p text:style-name="P44">среднее</text:p>
          </table:table-cell>
          <table:table-cell table:style-name="Таблица5.E5" office:value-type="string">
            <text:p text:style-name="P44">есть</text:p>
          </table:table-cell>
          <table:table-cell table:style-name="Таблица5.F5" office:value-type="string">
            <text:p text:style-name="P4">В центре образца</text:p>
          </table:table-cell>
          <table:table-cell table:style-name="Таблица5.G5" office:value-type="string">
            <text:p text:style-name="P44">Да</text:p>
          </table:table-cell>
          <table:table-cell table:style-name="Таблица5.H5" office:value-type="string">
            <text:p text:style-name="P44"><text:a xlink:type="simple" xlink:href="https://github.com/VLiamin/Image-processing/blob/main/Images/1%20партия/7/1партия_Рецепт7_Plan10_2проба.jpg" text:style-name="Internet_20_link" text:visited-style-name="Visited_20_Internet_20_Link"><text:span text:style-name="T28">image</text:span></text:a> </text:p>
          </table:table-cell>
        </table:table-row>
      </table:table>
      <text:p text:style-name="P75"/>
      <text:h text:style-name="P96" text:outline-level="1"><text:span text:style-name="T37">Рецепт №</text:span><text:span text:style-name="T38">8</text:span></text:h>
      <text:p text:style-name="P81"><text:span text:style-name="T63">С</text:span><text:span text:style-name="T64">остав: Витамин </text:span><text:span text:style-name="T73">E(</text:span><text:span text:style-name="T64">токоферол</text:span><text:span text:style-name="T73">) </text:span><text:span text:style-name="T64">4-7 мг, </text:span><text:span text:style-name="T65">Аурум муриатикум натронатум 6</text:span><text:span text:style-name="T74">CH</text:span><text:span text:style-name="T73">, </text:span><text:span text:style-name="T64"><text:s text:c="2"/>Ацидум фосфорикум 1000</text:span><text:span text:style-name="T73">CH, </text:span><text:span text:style-name="T64">Ацидум фосфорикум </text:span><text:span text:style-name="T74">6</text:span><text:span text:style-name="T73">CH, </text:span><text:span text:style-name="T65">Натриум муриатикум 6</text:span><text:span text:style-name="T74">CH</text:span><text:span text:style-name="T73">,</text:span><text:span text:style-name="T64"> </text:span><text:span text:style-name="T65">Сульфур йодатум 30</text:span><text:span text:style-name="T74">CH,</text:span><text:span text:style-name="T65"> Эхинацея 30</text:span><text:span text:style-name="T74">CH,</text:span><text:span text:style-name="T64"> растительное масло.</text:span></text:p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A"/>
        <table:table-column table:style-name="Таблица4.B" table:number-columns-repeated="2"/>
        <table:table-column table:style-name="Таблица4.G"/>
        <table:table-column table:style-name="Таблица4.B"/>
        <table:table-row>
          <table:table-cell table:style-name="Таблица4.A1" office:value-type="string">
            <text:p text:style-name="P31"/>
          </table:table-cell>
          <table:table-cell table:style-name="Таблица4.B1" office:value-type="string">
            <text:p text:style-name="P32">Название</text:p>
          </table:table-cell>
          <table:table-cell table:style-name="Таблица4.C1" office:value-type="string">
            <text:p text:style-name="P32">Кратность</text:p>
          </table:table-cell>
          <table:table-cell table:style-name="Таблица4.D1" office:value-type="string">
            <text:p text:style-name="P33">Излучение света</text:p>
          </table:table-cell>
          <table:table-cell table:style-name="Таблица4.E1" office:value-type="string">
            <text:p text:style-name="P46">Отличие от контрольного <text:span text:style-name="T55">кристалла</text:span></text:p>
          </table:table-cell>
          <table:table-cell table:style-name="Таблица4.F1" office:value-type="string">
            <text:p text:style-name="P32">Где находится</text:p>
          </table:table-cell>
          <table:table-cell table:style-name="Таблица4.G1" office:value-type="string">
            <text:p text:style-name="P32">Есть ли еще кристаллы</text:p>
          </table:table-cell>
          <table:table-cell table:style-name="Таблица4.H1" office:value-type="string">
            <text:p text:style-name="P110">Ссылка на изображение:</text:p>
          </table:table-cell>
        </table:table-row>
        <table:table-row>
          <table:table-cell table:style-name="Таблица4.A5" office:value-type="string">
            <text:p text:style-name="P38">1</text:p>
          </table:table-cell>
          <table:table-cell table:style-name="Таблица4.B2" office:value-type="string">
            <text:h text:style-name="P99" text:outline-level="2"><text:bookmark text:name="blob-path15"/><text:span text:style-name="Strong_20_Emphasis"><text:span text:style-name="T13">1партия_Рецепт8_Plan4_1проба</text:span></text:span></text:h>
            <text:p text:style-name="P1"><text:span text:style-name="Strong_20_Emphasis"><text:span text:style-name="T16"/></text:span></text:p>
            <text:p text:style-name="P41"/>
          </table:table-cell>
          <table:table-cell table:style-name="Таблица4.C2" office:value-type="string">
            <text:p text:style-name="P39">40</text:p>
          </table:table-cell>
          <table:table-cell table:style-name="Таблица4.D5" office:value-type="string">
            <text:p text:style-name="P39">низкое</text:p>
          </table:table-cell>
          <table:table-cell table:style-name="Таблица4.E2" office:value-type="string">
            <text:p text:style-name="P39">низкое</text:p>
          </table:table-cell>
          <table:table-cell table:style-name="Таблица4.F2" office:value-type="string">
            <text:p text:style-name="P39">Справа на образце</text:p>
          </table:table-cell>
          <table:table-cell table:style-name="Таблица4.G2" office:value-type="string">
            <text:p text:style-name="P39">Да</text:p>
          </table:table-cell>
          <table:table-cell table:style-name="Таблица4.H2" office:value-type="string">
            <text:p text:style-name="P39"><text:a xlink:type="simple" xlink:href="https://github.com/VLiamin/Image-processing/blob/main/Images/1%20партия/8/1партия_Рецепт8_Plan4_1проба.jpg" text:style-name="Internet_20_link" text:visited-style-name="Visited_20_Internet_20_Link"><text:span text:style-name="T28">image</text:span></text:a></text:p>
          </table:table-cell>
        </table:table-row>
        <table:table-row>
          <table:table-cell table:style-name="Таблица4.A5" office:value-type="string">
            <text:p text:style-name="P38">2</text:p>
          </table:table-cell>
          <table:table-cell table:style-name="Таблица4.B3" office:value-type="string">
            <text:h text:style-name="P101" text:outline-level="2"><text:bookmark text:name="blob-path16"/><text:span text:style-name="Strong_20_Emphasis"><text:span text:style-name="T13">1партия_Рецепт8_Plan10_1проба_верхний</text:span></text:span></text:h>
            <text:p text:style-name="P41"><text:span text:style-name="Strong_20_Emphasis"><text:span text:style-name="T13"/></text:span></text:p>
          </table:table-cell>
          <table:table-cell table:style-name="Таблица4.C3" office:value-type="string">
            <text:p text:style-name="P39">100</text:p>
          </table:table-cell>
          <table:table-cell table:style-name="Таблица4.D5" office:value-type="string">
            <text:p text:style-name="P39">среднее</text:p>
          </table:table-cell>
          <table:table-cell table:style-name="Таблица4.E3" office:value-type="string">
            <text:p text:style-name="P39">низкое</text:p>
          </table:table-cell>
          <table:table-cell table:style-name="Таблица4.F3" office:value-type="string">
            <text:p text:style-name="P39">Справа вверху на Plan 4 </text:p>
          </table:table-cell>
          <table:table-cell table:style-name="Таблица4.G3" office:value-type="string">
            <text:p text:style-name="P39">Да</text:p>
          </table:table-cell>
          <table:table-cell table:style-name="Таблица4.H3" office:value-type="string">
            <text:p text:style-name="P39"><text:a xlink:type="simple" xlink:href="https://github.com/VLiamin/Image-processing/blob/main/Images/1%20партия/8/1партия_Рецепт8_Plan10_1проба_верхний.jpg" text:style-name="Internet_20_link" text:visited-style-name="Visited_20_Internet_20_Link"><text:span text:style-name="T28">image</text:span></text:a> </text:p>
          </table:table-cell>
        </table:table-row>
        <table:table-row>
          <table:table-cell table:style-name="Таблица4.A5" office:value-type="string">
            <text:p text:style-name="P38">3</text:p>
          </table:table-cell>
          <table:table-cell table:style-name="Таблица4.B4" office:value-type="string">
            <text:h text:style-name="P101" text:outline-level="2"><text:bookmark text:name="blob-path17"/><text:span text:style-name="Strong_20_Emphasis"><text:span text:style-name="T13">1партия_Рецепт8_Plan10_1проба_нижний</text:span></text:span></text:h>
            <text:p text:style-name="P41"/>
          </table:table-cell>
          <table:table-cell table:style-name="Таблица4.C4" office:value-type="string">
            <text:p text:style-name="P39">100</text:p>
          </table:table-cell>
          <table:table-cell table:style-name="Таблица4.D5" office:value-type="string">
            <text:p text:style-name="P39">среднее</text:p>
          </table:table-cell>
          <table:table-cell table:style-name="Таблица4.E4" office:value-type="string">
            <text:p text:style-name="P39">низкое</text:p>
          </table:table-cell>
          <table:table-cell table:style-name="Таблица4.F4" office:value-type="string">
            <text:p text:style-name="P39">Справа снизу на Plan 4 </text:p>
          </table:table-cell>
          <table:table-cell table:style-name="Таблица4.G4" office:value-type="string">
            <text:p text:style-name="P39">Да</text:p>
          </table:table-cell>
          <table:table-cell table:style-name="Таблица4.H4" office:value-type="string">
            <text:p text:style-name="P39"><text:a xlink:type="simple" xlink:href="https://github.com/VLiamin/Image-processing/blob/main/Images/1%20партия/8/1партия_Рецепт8_Plan10_1проба_нижний.jpg" text:style-name="Internet_20_link" text:visited-style-name="Visited_20_Internet_20_Link"><text:span text:style-name="T28">image</text:span></text:a> </text:p>
          </table:table-cell>
        </table:table-row>
        <table:table-row>
          <table:table-cell table:style-name="Таблица4.A5" office:value-type="string">
            <text:p text:style-name="P38">4</text:p>
          </table:table-cell>
          <table:table-cell table:style-name="Таблица4.B5" office:value-type="string">
            <text:h text:style-name="P101" text:outline-level="2"><text:bookmark text:name="blob-path18"/><text:span text:style-name="Strong_20_Emphasis"><text:span text:style-name="T13">1партия_Рецепт8_Plan4_2проба</text:span></text:span></text:h>
            <text:p text:style-name="P41"/>
          </table:table-cell>
          <table:table-cell table:style-name="Таблица4.C5" office:value-type="string">
            <text:p text:style-name="P39">40</text:p>
          </table:table-cell>
          <table:table-cell table:style-name="Таблица4.D5" office:value-type="string">
            <text:p text:style-name="P39">низкое</text:p>
          </table:table-cell>
          <table:table-cell table:style-name="Таблица4.E5" office:value-type="string">
            <text:p text:style-name="P39">есть</text:p>
          </table:table-cell>
          <table:table-cell table:style-name="Таблица4.F5" office:value-type="string">
            <text:p text:style-name="P39">В центре(справа на изображении)</text:p>
          </table:table-cell>
          <table:table-cell table:style-name="Таблица4.G5" office:value-type="string">
            <text:p text:style-name="P39">Да</text:p>
          </table:table-cell>
          <table:table-cell table:style-name="Таблица4.H5" office:value-type="string">
            <text:p text:style-name="P39"><text:a xlink:type="simple" xlink:href="https://github.com/VLiamin/Image-processing/blob/main/Images/1%20партия/8/1партия_Рецепт8_Plan4_2проба.jpg" text:style-name="Internet_20_link" text:visited-style-name="Visited_20_Internet_20_Link"><text:span text:style-name="T28">image</text:span></text:a></text:p>
          </table:table-cell>
        </table:table-row>
        <table:table-row>
          <table:table-cell table:style-name="Таблица4.A6" office:value-type="string">
            <text:p text:style-name="P38">5</text:p>
          </table:table-cell>
          <table:table-cell table:style-name="Таблица4.B6" office:value-type="string">
            <text:h text:style-name="P101" text:outline-level="2"><text:bookmark text:name="blob-path19"/><text:span text:style-name="Strong_20_Emphasis"><text:span text:style-name="T13">1партия_Р</text:span></text:span><text:soft-page-break/><text:span text:style-name="Strong_20_Emphasis"><text:span text:style-name="T13">ецепт8_Plan10_2проба.j</text:span></text:span></text:h>
            <text:p text:style-name="P41"/>
          </table:table-cell>
          <table:table-cell table:style-name="Таблица4.C6" office:value-type="string">
            <text:p text:style-name="P43">100</text:p>
          </table:table-cell>
          <table:table-cell table:style-name="Таблица4.D6" office:value-type="string">
            <text:p text:style-name="P40">среднее</text:p>
          </table:table-cell>
          <table:table-cell table:style-name="Таблица4.E6" office:value-type="string">
            <text:p text:style-name="P40">есть</text:p>
          </table:table-cell>
          <table:table-cell table:style-name="Таблица4.F6" office:value-type="string">
            <text:p text:style-name="P43">В центре образца</text:p>
          </table:table-cell>
          <table:table-cell table:style-name="Таблица4.G6" office:value-type="string">
            <text:p text:style-name="P43">Да</text:p>
          </table:table-cell>
          <table:table-cell table:style-name="Таблица4.H6" office:value-type="string">
            <text:p text:style-name="P43"><text:a xlink:type="simple" xlink:href="https://github.com/VLiamin/Image-processing/blob/main/Images/1%20партия/8/1партия_Рецепт8_Plan10_2проба.jpg" text:style-name="Internet_20_link" text:visited-style-name="Visited_20_Internet_20_Link"><text:span text:style-name="T28">image</text:span></text:a></text:p>
          </table:table-cell>
        </table:table-row>
      </table:table>
      <text:p text:style-name="P75"/>
      <text:h text:style-name="P93" text:outline-level="1"><text:span text:style-name="T47">Рецепт №</text:span><text:span text:style-name="T48">9</text:span></text:h>
      <text:p text:style-name="P80"><text:span text:style-name="T43">С</text:span><text:span text:style-name="T44">остав: Витамин </text:span><text:span text:style-name="T46">E(</text:span><text:span text:style-name="T44">токоферол</text:span><text:span text:style-name="T46">) </text:span><text:span text:style-name="T44">4-7 мг, </text:span><text:span text:style-name="T45">Экстракт Тахибо маслянный</text:span><text:span text:style-name="T46">, </text:span><text:span text:style-name="T44">растительное масло.</text:span></text:p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A"/>
        <table:table-column table:style-name="Таблица3.B" table:number-columns-repeated="2"/>
        <table:table-column table:style-name="Таблица3.G"/>
        <table:table-column table:style-name="Таблица3.B"/>
        <table:table-row>
          <table:table-cell table:style-name="Таблица3.A1" office:value-type="string">
            <text:p text:style-name="P23"/>
          </table:table-cell>
          <table:table-cell table:style-name="Таблица3.B1" office:value-type="string">
            <text:p text:style-name="P111">Название</text:p>
          </table:table-cell>
          <table:table-cell table:style-name="Таблица3.C1" office:value-type="string">
            <text:p text:style-name="P111">Кратность</text:p>
          </table:table-cell>
          <table:table-cell table:style-name="Таблица3.D1" office:value-type="string">
            <text:p text:style-name="P111">Излучение света</text:p>
          </table:table-cell>
          <table:table-cell table:style-name="Таблица3.E1" office:value-type="string">
            <text:p text:style-name="P111">Отличие от контрольного кристалла</text:p>
          </table:table-cell>
          <table:table-cell table:style-name="Таблица3.F1" office:value-type="string">
            <text:p text:style-name="P111">Где находится</text:p>
          </table:table-cell>
          <table:table-cell table:style-name="Таблица3.G1" office:value-type="string">
            <text:p text:style-name="P111">Есть ли еще кристаллы</text:p>
          </table:table-cell>
          <table:table-cell table:style-name="Таблица3.H1" office:value-type="string">
            <text:p text:style-name="P110">Ссылка на изображение:</text:p>
          </table:table-cell>
        </table:table-row>
        <table:table-row>
          <table:table-cell table:style-name="Таблица3.A6" office:value-type="string">
            <text:p text:style-name="P22">1</text:p>
          </table:table-cell>
          <table:table-cell table:style-name="Таблица3.B2" office:value-type="string">
            <text:h text:style-name="P99" text:outline-level="2"><text:bookmark text:name="blob-path20"/><text:span text:style-name="Strong_20_Emphasis"><text:span text:style-name="T13">1партия_Рецепт9_Plan4_1проба</text:span></text:span></text:h>
            <text:p text:style-name="P1"/>
          </table:table-cell>
          <table:table-cell table:style-name="Таблица3.C2" office:value-type="string">
            <text:p text:style-name="P24">40</text:p>
          </table:table-cell>
          <table:table-cell table:style-name="Таблица3.D6" office:value-type="string">
            <text:p text:style-name="P24">Низкое</text:p>
          </table:table-cell>
          <table:table-cell table:style-name="Таблица3.E2" office:value-type="string">
            <text:p text:style-name="P24">Слабое</text:p>
          </table:table-cell>
          <table:table-cell table:style-name="Таблица3.F2" office:value-type="string">
            <text:p text:style-name="P24">Сверху на образце</text:p>
          </table:table-cell>
          <table:table-cell table:style-name="Таблица3.G2" office:value-type="string">
            <text:p text:style-name="P24">Да</text:p>
          </table:table-cell>
          <table:table-cell table:style-name="Таблица3.H2" office:value-type="string">
            <text:p text:style-name="P24"><text:a xlink:type="simple" xlink:href="https://github.com/VLiamin/Image-processing/blob/main/Images/1%20партия/9/1партия_Рецепт9_Plan4_1проба.jpg" text:style-name="Internet_20_link" text:visited-style-name="Visited_20_Internet_20_Link"><text:span text:style-name="T28">image</text:span></text:a></text:p>
          </table:table-cell>
        </table:table-row>
        <table:table-row>
          <table:table-cell table:style-name="Таблица3.A6" office:value-type="string">
            <text:p text:style-name="P22">2</text:p>
          </table:table-cell>
          <table:table-cell table:style-name="Таблица3.B3" office:value-type="string">
            <text:h text:style-name="P99" text:outline-level="2"><text:bookmark text:name="blob-path21"/><text:span text:style-name="Strong_20_Emphasis"><text:span text:style-name="T13">1партия_Рецепт9_Plan10_1проба</text:span></text:span></text:h>
            <text:p text:style-name="P1"/>
          </table:table-cell>
          <table:table-cell table:style-name="Таблица3.C3" office:value-type="string">
            <text:p text:style-name="P10">100</text:p>
          </table:table-cell>
          <table:table-cell table:style-name="Таблица3.D6" office:value-type="string">
            <text:p text:style-name="P24">Среднее</text:p>
          </table:table-cell>
          <table:table-cell table:style-name="Таблица3.E3" office:value-type="string">
            <text:p text:style-name="P24">Слабое</text:p>
          </table:table-cell>
          <table:table-cell table:style-name="Таблица3.F3" office:value-type="string">
            <text:p text:style-name="P24">Сверху на образце</text:p>
          </table:table-cell>
          <table:table-cell table:style-name="Таблица3.G3" office:value-type="string">
            <text:p text:style-name="P27">Да</text:p>
          </table:table-cell>
          <table:table-cell table:style-name="Таблица3.H3" office:value-type="string">
            <text:p text:style-name="P27"><text:a xlink:type="simple" xlink:href="https://github.com/VLiamin/Image-processing/blob/main/Images/1%20партия/9/1партия_Рецепт9_Plan10_1проба.jpg" text:style-name="Internet_20_link" text:visited-style-name="Visited_20_Internet_20_Link"><text:span text:style-name="T28">image</text:span></text:a></text:p>
          </table:table-cell>
        </table:table-row>
        <table:table-row>
          <table:table-cell table:style-name="Таблица3.A6" office:value-type="string">
            <text:p text:style-name="P22">3</text:p>
          </table:table-cell>
          <table:table-cell table:style-name="Таблица3.B4" office:value-type="string">
            <text:h text:style-name="P99" text:outline-level="2"><text:bookmark text:name="blob-path22"/><text:span text:style-name="Strong_20_Emphasis"><text:span text:style-name="T13">1партия_Рецепт9_Plan4_2проба</text:span></text:span></text:h>
            <text:p text:style-name="P1"/>
          </table:table-cell>
          <table:table-cell table:style-name="Таблица3.C4" office:value-type="string">
            <text:p text:style-name="P24">40</text:p>
          </table:table-cell>
          <table:table-cell table:style-name="Таблица3.D6" office:value-type="string">
            <text:p text:style-name="P24">Низкое</text:p>
          </table:table-cell>
          <table:table-cell table:style-name="Таблица3.E4" office:value-type="string">
            <text:p text:style-name="P27">Есть</text:p>
          </table:table-cell>
          <table:table-cell table:style-name="Таблица3.F4" office:value-type="string">
            <text:p text:style-name="P24">Справа на образце</text:p>
          </table:table-cell>
          <table:table-cell table:style-name="Таблица3.G4" office:value-type="string">
            <text:p text:style-name="P27">Да</text:p>
          </table:table-cell>
          <table:table-cell table:style-name="Таблица3.H4" office:value-type="string">
            <text:p text:style-name="P27"><text:a xlink:type="simple" xlink:href="https://github.com/VLiamin/Image-processing/blob/main/Images/1%20партия/9/1партия_Рецепт9_Plan4_2проба.jpg" text:style-name="Internet_20_link" text:visited-style-name="Visited_20_Internet_20_Link"><text:span text:style-name="T28">image</text:span></text:a></text:p>
          </table:table-cell>
        </table:table-row>
        <table:table-row>
          <table:table-cell table:style-name="Таблица3.A6" office:value-type="string">
            <text:p text:style-name="P22">4</text:p>
          </table:table-cell>
          <table:table-cell table:style-name="Таблица3.B5" office:value-type="string">
            <text:h text:style-name="P99" text:outline-level="2"><text:bookmark text:name="blob-path23"/><text:span text:style-name="Strong_20_Emphasis"><text:span text:style-name="T13">1партия_Рецепт9_Plan10_2проба</text:span></text:span></text:h>
            <text:p text:style-name="P1"/>
          </table:table-cell>
          <table:table-cell table:style-name="Таблица3.C5" office:value-type="string">
            <text:p text:style-name="P27">100</text:p>
          </table:table-cell>
          <table:table-cell table:style-name="Таблица3.D6" office:value-type="string">
            <text:p text:style-name="P27">Среднее</text:p>
          </table:table-cell>
          <table:table-cell table:style-name="Таблица3.E5" office:value-type="string">
            <text:p text:style-name="P27">Есть</text:p>
          </table:table-cell>
          <table:table-cell table:style-name="Таблица3.F5" office:value-type="string">
            <text:p text:style-name="P25">Справа на образце</text:p>
          </table:table-cell>
          <table:table-cell table:style-name="Таблица3.G5" office:value-type="string">
            <text:p text:style-name="P27">Да</text:p>
          </table:table-cell>
          <table:table-cell table:style-name="Таблица3.H5" office:value-type="string">
            <text:p text:style-name="P27"><text:a xlink:type="simple" xlink:href="https://github.com/VLiamin/Image-processing/blob/main/Images/1%20партия/9/1партия_Рецепт9_Plan10_2проба.jpg" text:style-name="Internet_20_link" text:visited-style-name="Visited_20_Internet_20_Link"><text:span text:style-name="T29">image</text:span></text:a></text:p>
          </table:table-cell>
        </table:table-row>
        <table:table-row>
          <table:table-cell table:style-name="Таблица3.A6" office:value-type="string">
            <text:p text:style-name="P29">5</text:p>
          </table:table-cell>
          <table:table-cell table:style-name="Таблица3.B6" office:value-type="string">
            <text:h text:style-name="P99" text:outline-level="2"><text:bookmark text:name="blob-path24"/><text:span text:style-name="Strong_20_Emphasis"><text:span text:style-name="T13">1партия_Рецепт9_Pl</text:span></text:span><text:soft-page-break/><text:span text:style-name="Strong_20_Emphasis"><text:span text:style-name="T13">an4_3проба</text:span></text:span></text:h>
            <text:p text:style-name="P1"/>
          </table:table-cell>
          <table:table-cell table:style-name="Таблица3.C6" office:value-type="string">
            <text:p text:style-name="P30">40</text:p>
          </table:table-cell>
          <table:table-cell table:style-name="Таблица3.D6" office:value-type="string">
            <text:p text:style-name="P26">Низкое</text:p>
          </table:table-cell>
          <table:table-cell table:style-name="Таблица3.E6" office:value-type="string">
            <text:p text:style-name="P28">Есть</text:p>
          </table:table-cell>
          <table:table-cell table:style-name="Таблица3.F6" office:value-type="string">
            <text:p text:style-name="P3"><text:span text:style-name="T57">Слева</text:span><text:span text:style-name="T56"> на образце</text:span></text:p>
          </table:table-cell>
          <table:table-cell table:style-name="Таблица3.G6" office:value-type="string">
            <text:p text:style-name="P30">Да</text:p>
          </table:table-cell>
          <table:table-cell table:style-name="Таблица3.H6" office:value-type="string">
            <text:p text:style-name="P30"><text:a xlink:type="simple" xlink:href="https://github.com/VLiamin/Image-processing/blob/main/Images/1%20партия/9/1партия_Рецепт9_Plan4_3проба.jpg" text:style-name="Internet_20_link" text:visited-style-name="Visited_20_Internet_20_Link"><text:span text:style-name="T30">image</text:span></text:a></text:p>
          </table:table-cell>
        </table:table-row>
        <table:table-row>
          <table:table-cell table:style-name="Таблица3.A7" office:value-type="string">
            <text:p text:style-name="P29">6</text:p>
          </table:table-cell>
          <table:table-cell table:style-name="Таблица3.B7" office:value-type="string">
            <text:h text:style-name="P99" text:outline-level="2"><text:bookmark text:name="blob-path25"/><text:span text:style-name="Strong_20_Emphasis"><text:span text:style-name="T13">1партия_Рецепт9_Plan10_3проба</text:span></text:span></text:h>
            <text:p text:style-name="P1"/>
          </table:table-cell>
          <table:table-cell table:style-name="Таблица3.C7" office:value-type="string">
            <text:p text:style-name="P30">100</text:p>
          </table:table-cell>
          <table:table-cell table:style-name="Таблица3.D7" office:value-type="string">
            <text:p text:style-name="P28">Среднее</text:p>
          </table:table-cell>
          <table:table-cell table:style-name="Таблица3.E7" office:value-type="string">
            <text:p text:style-name="P28">Есть</text:p>
          </table:table-cell>
          <table:table-cell table:style-name="Таблица3.F7" office:value-type="string">
            <text:p text:style-name="P26"><text:span text:style-name="T57">Слева</text:span> на образце</text:p>
          </table:table-cell>
          <table:table-cell table:style-name="Таблица3.G7" office:value-type="string">
            <text:p text:style-name="P30">Да</text:p>
          </table:table-cell>
          <table:table-cell table:style-name="Таблица3.H7" office:value-type="string">
            <text:p text:style-name="P30"><text:a xlink:type="simple" xlink:href="https://github.com/VLiamin/Image-processing/blob/main/Images/1%20партия/9/1партия_Рецепт9_Plan10_3проба.jpg" text:style-name="Internet_20_link" text:visited-style-name="Visited_20_Internet_20_Link"><text:span text:style-name="T30">image</text:span></text:a></text:p>
          </table:table-cell>
        </table:table-row>
      </table:table>
      <text:p text:style-name="P70"/>
      <text:h text:style-name="P97" text:outline-level="1">Рецепт №16</text:h>
      <text:p text:style-name="P68"><text:span text:style-name="T50">С</text:span><text:span text:style-name="T49">остав: Витамин </text:span><text:span text:style-name="T51">E(</text:span><text:span text:style-name="T52">токоферол</text:span><text:span text:style-name="T51">) </text:span><text:span text:style-name="T52">4-7 мг, Ацидум валерианикум 30</text:span><text:span text:style-name="T51">CH, </text:span><text:span text:style-name="T52"><text:s text:c="2"/>Ацидум фосфорикум 1000</text:span><text:span text:style-name="T51">CH, </text:span><text:span text:style-name="T52">Гиперикум 30</text:span><text:span text:style-name="T51">CH, </text:span><text:span text:style-name="T52">Пеганум 6</text:span><text:span text:style-name="T51">CH, </text:span><text:span text:style-name="T52">Сабаль серрулятум 6</text:span><text:span text:style-name="T51">CH, <text:s/></text:span><text:span text:style-name="T52">Элатериум 30</text:span><text:span text:style-name="T51">CH, </text:span><text:span text:style-name="T52">растительное масло.</text:span></text:p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A"/>
        <table:table-column table:style-name="Таблица1.B"/>
        <table:table-column table:style-name="Таблица1.A"/>
        <table:table-column table:style-name="Таблица1.H"/>
        <table:table-row>
          <table:table-cell table:style-name="Таблица1.A1" office:value-type="string">
            <text:p text:style-name="P1"/>
          </table:table-cell>
          <table:table-cell table:style-name="Таблица1.B1" office:value-type="string">
            <text:p text:style-name="P112">Название</text:p>
          </table:table-cell>
          <table:table-cell table:style-name="Таблица1.C1" office:value-type="string">
            <text:p text:style-name="P112">Кратность</text:p>
          </table:table-cell>
          <table:table-cell table:style-name="Таблица1.D1" office:value-type="string">
            <text:p text:style-name="P112">Излучение света</text:p>
          </table:table-cell>
          <table:table-cell table:style-name="Таблица1.E1" office:value-type="string">
            <text:p text:style-name="P112">Отличие от контрольного кристалла</text:p>
          </table:table-cell>
          <table:table-cell table:style-name="Таблица1.F1" office:value-type="string">
            <text:p text:style-name="P112">Где находится</text:p>
          </table:table-cell>
          <table:table-cell table:style-name="Таблица1.G1" office:value-type="string">
            <text:p text:style-name="P112">Есть ли еще кристаллы</text:p>
          </table:table-cell>
          <table:table-cell table:style-name="Таблица1.H1" office:value-type="string">
            <text:p text:style-name="P113">Ссылка на изображение:</text:p>
          </table:table-cell>
        </table:table-row>
        <table:table-row>
          <table:table-cell table:style-name="Таблица1.A4" office:value-type="string">
            <text:p text:style-name="P7">1</text:p>
          </table:table-cell>
          <table:table-cell table:style-name="Таблица1.B2" office:value-type="string">
            <text:h text:style-name="P104" text:outline-level="2"><text:span text:style-name="Strong_20_Emphasis"><text:span text:style-name="T14">1партия_Рецепт16_Plan4_1проба</text:span></text:span></text:h>
          </table:table-cell>
          <table:table-cell table:style-name="Таблица1.C2" office:value-type="string">
            <text:p text:style-name="P8">40</text:p>
          </table:table-cell>
          <table:table-cell table:style-name="Таблица1.D2" office:value-type="string">
            <text:p text:style-name="P14">Низкое</text:p>
          </table:table-cell>
          <table:table-cell table:style-name="Таблица1.E2" office:value-type="string">
            <text:p text:style-name="P7">Есть</text:p>
          </table:table-cell>
          <table:table-cell table:style-name="Таблица1.F2" office:value-type="string">
            <text:p text:style-name="P7">Справа на образце</text:p>
          </table:table-cell>
          <table:table-cell table:style-name="Таблица1.G2" office:value-type="string">
            <text:p text:style-name="P7">Да, но отдалены</text:p>
          </table:table-cell>
          <table:table-cell table:style-name="Таблица1.H2" office:value-type="string">
            <text:h text:style-name="P103" text:outline-level="2"><text:a xlink:type="simple" xlink:href="https://github.com/VLiamin/Image-processing/blob/main/Images/1%20партия/16/1партия_Рецепт16_Plan4_1проба.jpg" text:style-name="Internet_20_link" text:visited-style-name="Visited_20_Internet_20_Link"><text:span text:style-name="Strong_20_Emphasis"><text:span text:style-name="T21">image</text:span></text:span></text:a></text:h>
            <text:p text:style-name="P7"><text:s/></text:p>
          </table:table-cell>
        </table:table-row>
        <table:table-row>
          <table:table-cell table:style-name="Таблица1.A4" office:value-type="string">
            <text:p text:style-name="P7">2</text:p>
          </table:table-cell>
          <table:table-cell table:style-name="Таблица1.B3" office:value-type="string">
            <text:h text:style-name="P100" text:outline-level="2"><text:bookmark text:name="blob-path27"/><text:span text:style-name="Strong_20_Emphasis"><text:span text:style-name="T13">1партия_Рецепт16_Plan10_1проба</text:span></text:span></text:h>
            <text:p text:style-name="P2"><text:span text:style-name="T2"/></text:p>
          </table:table-cell>
          <table:table-cell table:style-name="Таблица1.C3" office:value-type="string">
            <text:p text:style-name="P8">100</text:p>
          </table:table-cell>
          <table:table-cell table:style-name="Таблица1.D3" office:value-type="string">
            <text:p text:style-name="P14">Среднее</text:p>
          </table:table-cell>
          <table:table-cell table:style-name="Таблица1.E3" office:value-type="string">
            <text:p text:style-name="P14">Есть</text:p>
          </table:table-cell>
          <table:table-cell table:style-name="Таблица1.F3" office:value-type="string">
            <text:p text:style-name="P7">Справа на образце</text:p>
          </table:table-cell>
          <table:table-cell table:style-name="Таблица1.G3" office:value-type="string">
            <text:p text:style-name="P7">Да, но отдалены</text:p>
          </table:table-cell>
          <table:table-cell table:style-name="Таблица1.H3" office:value-type="string">
            <text:p text:style-name="P7"><text:a xlink:type="simple" xlink:href="https://github.com/VLiamin/Image-processing/blob/main/Images/1%20партия/16/1партия_Рецепт16_Plan10_1проба.jpg" text:style-name="Internet_20_link" text:visited-style-name="Visited_20_Internet_20_Link"><text:span text:style-name="T30">image</text:span></text:a></text:p>
          </table:table-cell>
        </table:table-row>
        <table:table-row>
          <table:table-cell table:style-name="Таблица1.A4" office:value-type="string">
            <text:p text:style-name="P7">3</text:p>
          </table:table-cell>
          <table:table-cell table:style-name="Таблица1.B4" office:value-type="string">
            <text:h text:style-name="P100" text:outline-level="2"><text:bookmark text:name="blob-path28"/><text:span text:style-name="Strong_20_Emphasis"><text:span text:style-name="T13">1партия_Рецепт16_Plan4_2проба</text:span></text:span></text:h>
            <text:p text:style-name="P2"><text:span text:style-name="T24"/></text:p>
          </table:table-cell>
          <table:table-cell table:style-name="Таблица1.C4" office:value-type="string">
            <text:p text:style-name="P7">40</text:p>
          </table:table-cell>
          <table:table-cell table:style-name="Таблица1.D4" office:value-type="string">
            <text:p text:style-name="P7">Низкое</text:p>
          </table:table-cell>
          <table:table-cell table:style-name="Таблица1.E4" office:value-type="string">
            <text:p text:style-name="P7">Есть</text:p>
          </table:table-cell>
          <table:table-cell table:style-name="Таблица1.F4" office:value-type="string">
            <text:p text:style-name="P7">Слева на образце</text:p>
          </table:table-cell>
          <table:table-cell table:style-name="Таблица1.G4" office:value-type="string">
            <text:p text:style-name="P7">Да, поблизости</text:p>
          </table:table-cell>
          <table:table-cell table:style-name="Таблица1.H4" office:value-type="string">
            <text:p text:style-name="P7"><text:a xlink:type="simple" xlink:href="https://github.com/VLiamin/Image-processing/blob/main/Images/1%20партия/16/1партия_Рецепт16_Plan4_2проба.jpg" text:style-name="Internet_20_link" text:visited-style-name="Visited_20_Internet_20_Link"><text:span text:style-name="T30">image</text:span></text:a></text:p>
          </table:table-cell>
        </table:table-row>
        <table:table-row>
          <table:table-cell table:style-name="Таблица1.A5" office:value-type="string">
            <text:p text:style-name="P7">4</text:p>
          </table:table-cell>
          <table:table-cell table:style-name="Таблица1.B5" office:value-type="string">
            <text:h text:style-name="P100" text:outline-level="2"><text:bookmark text:name="blob-path29"/><text:span text:style-name="Strong_20_Emphasis"><text:span text:style-name="T13">1партия_Рецепт16_Plan10_2пр</text:span></text:span><text:soft-page-break/><text:span text:style-name="Strong_20_Emphasis"><text:span text:style-name="T13">оба</text:span></text:span></text:h>
            <text:p text:style-name="P2"><text:span text:style-name="T24"/></text:p>
          </table:table-cell>
          <table:table-cell table:style-name="Таблица1.C5" office:value-type="string">
            <text:p text:style-name="P7">100</text:p>
          </table:table-cell>
          <table:table-cell table:style-name="Таблица1.D5" office:value-type="string">
            <text:p text:style-name="P7">Среднее</text:p>
          </table:table-cell>
          <table:table-cell table:style-name="Таблица1.E5" office:value-type="string">
            <text:p text:style-name="P7">Есть</text:p>
          </table:table-cell>
          <table:table-cell table:style-name="Таблица1.F5" office:value-type="string">
            <text:p text:style-name="P7">Слева на образце</text:p>
          </table:table-cell>
          <table:table-cell table:style-name="Таблица1.G5" office:value-type="string">
            <text:p text:style-name="P7">Да, поблизости</text:p>
          </table:table-cell>
          <table:table-cell table:style-name="Таблица1.H5" office:value-type="string">
            <text:p text:style-name="P7"><text:a xlink:type="simple" xlink:href="https://github.com/VLiamin/Image-processing/blob/main/Images/1%20партия/16/1партия_Рецепт16_Plan10_2проба.jpg" text:style-name="Internet_20_link" text:visited-style-name="Visited_20_Internet_20_Link"><text:span text:style-name="T30">image</text:span></text:a></text:p>
          </table:table-cell>
        </table:table-row>
      </table:table>
      <text:p text:style-name="P67"/>
      <text:h text:style-name="P98" text:outline-level="1"><text:span text:style-name="T34">Рецепт №1</text:span><text:span text:style-name="T35">8</text:span><text:span text:style-name="T36">(тритон)</text:span></text:h>
      <text:p text:style-name="P69"><text:span text:style-name="T54">С</text:span><text:span text:style-name="T53">остав: </text:span><text:span text:style-name="T49">Витамин </text:span><text:span text:style-name="T51">E(</text:span><text:span text:style-name="T52">токоферол</text:span><text:span text:style-name="T51">) </text:span><text:span text:style-name="T52">4-7 мг,</text:span><text:span text:style-name="T51"> </text:span><text:span text:style-name="T52">Тритон 6</text:span><text:span text:style-name="T51">CH, </text:span><text:span text:style-name="T52">растительное масло.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A"/>
        <table:table-column table:style-name="Таблица2.B" table:number-columns-repeated="2"/>
        <table:table-column table:style-name="Таблица2.G"/>
        <table:table-column table:style-name="Таблица2.B"/>
        <table:table-row>
          <table:table-cell table:style-name="Таблица2.A1" office:value-type="string">
            <text:p text:style-name="P1"/>
          </table:table-cell>
          <table:table-cell table:style-name="Таблица2.B1" office:value-type="string">
            <text:p text:style-name="P114">Название</text:p>
          </table:table-cell>
          <table:table-cell table:style-name="Таблица2.C1" office:value-type="string">
            <text:p text:style-name="P114">Кратность</text:p>
          </table:table-cell>
          <table:table-cell table:style-name="Таблица2.D1" office:value-type="string">
            <text:p text:style-name="P114">Излучение света</text:p>
          </table:table-cell>
          <table:table-cell table:style-name="Таблица2.E1" office:value-type="string">
            <text:p text:style-name="P114">Отличие от контрольного</text:p>
          </table:table-cell>
          <table:table-cell table:style-name="Таблица2.F1" office:value-type="string">
            <text:p text:style-name="P114">Где находится</text:p>
          </table:table-cell>
          <table:table-cell table:style-name="Таблица2.G1" office:value-type="string">
            <text:p text:style-name="P114">Есть ли еще кристаллы</text:p>
          </table:table-cell>
          <table:table-cell table:style-name="Таблица2.H1" office:value-type="string">
            <text:p text:style-name="P113">Ссылка на изображение:</text:p>
          </table:table-cell>
        </table:table-row>
        <table:table-row>
          <table:table-cell table:style-name="Таблица2.A2" office:value-type="string">
            <text:p text:style-name="P19">1</text:p>
          </table:table-cell>
          <table:table-cell table:style-name="Таблица2.B2" office:value-type="string">
            <text:h text:style-name="P105" text:outline-level="2"><text:bookmark text:name="blob-path30"/><text:span text:style-name="Strong_20_Emphasis"><text:span text:style-name="T14">1партия_Рецепт18_Plan4_1проба</text:span></text:span></text:h>
            <text:p text:style-name="P9"><text:span text:style-name="Strong_20_Emphasis"><text:span text:style-name="T13"/></text:span></text:p>
          </table:table-cell>
          <table:table-cell table:style-name="Таблица2.C2" office:value-type="string">
            <text:p text:style-name="P9">40</text:p>
          </table:table-cell>
          <table:table-cell table:style-name="Таблица2.D2" office:value-type="string">
            <text:p text:style-name="P15">Низкое</text:p>
          </table:table-cell>
          <table:table-cell table:style-name="Таблица2.E2" office:value-type="string">
            <text:p text:style-name="P20">Есть</text:p>
          </table:table-cell>
          <table:table-cell table:style-name="Таблица2.F2" office:value-type="string">
            <text:p text:style-name="P20">Справа сверху в растворе</text:p>
          </table:table-cell>
          <table:table-cell table:style-name="Таблица2.G2" office:value-type="string">
            <text:p text:style-name="P20">Да, несколько</text:p>
          </table:table-cell>
          <table:table-cell table:style-name="Таблица2.H2" office:value-type="string">
            <text:p text:style-name="P20"><text:a xlink:type="simple" xlink:href="https://github.com/VLiamin/Image-processing/blob/main/Images/1%20партия/18(тритон)/1партия_Рецепт18_Plan4_1проба.jpg" text:style-name="Internet_20_link" text:visited-style-name="Visited_20_Internet_20_Link"><text:span text:style-name="T30">image</text:span></text:a></text:p>
          </table:table-cell>
        </table:table-row>
        <table:table-row>
          <table:table-cell table:style-name="Таблица2.A5" office:value-type="string">
            <text:p text:style-name="P19">2</text:p>
          </table:table-cell>
          <table:table-cell table:style-name="Таблица2.B3" office:value-type="string">
            <text:h text:style-name="P105" text:outline-level="2"><text:bookmark text:name="blob-path31"/><text:span text:style-name="Strong_20_Emphasis"><text:span text:style-name="T14">1партия_Рецепт18_Plan10_1проба</text:span></text:span></text:h>
            <text:p text:style-name="P9"/>
          </table:table-cell>
          <table:table-cell table:style-name="Таблица2.C3" office:value-type="string">
            <text:p text:style-name="P9">100</text:p>
          </table:table-cell>
          <table:table-cell table:style-name="Таблица2.D5" office:value-type="string">
            <text:p text:style-name="P20">Среднее</text:p>
          </table:table-cell>
          <table:table-cell table:style-name="Таблица2.E3" office:value-type="string">
            <text:p text:style-name="P20">Есть</text:p>
          </table:table-cell>
          <table:table-cell table:style-name="Таблица2.F3" office:value-type="string">
            <text:p text:style-name="P20">Справа сверху в растворе</text:p>
          </table:table-cell>
          <table:table-cell table:style-name="Таблица2.G3" office:value-type="string">
            <text:p text:style-name="P20">Да, несколько</text:p>
          </table:table-cell>
          <table:table-cell table:style-name="Таблица2.H3" office:value-type="string">
            <text:p text:style-name="P20"><text:a xlink:type="simple" xlink:href="https://github.com/VLiamin/Image-processing/blob/main/Images/1%20партия/18(тритон)/1партия_Рецепт18_Plan10_1проба.jpg" text:style-name="Internet_20_link" text:visited-style-name="Visited_20_Internet_20_Link"><text:span text:style-name="T30">image</text:span></text:a></text:p>
          </table:table-cell>
        </table:table-row>
        <table:table-row>
          <table:table-cell table:style-name="Таблица2.A5" office:value-type="string">
            <text:p text:style-name="P21">3</text:p>
          </table:table-cell>
          <table:table-cell table:style-name="Таблица2.B4" office:value-type="string">
            <text:h text:style-name="P105" text:outline-level="2"><text:bookmark text:name="blob-path32"/><text:span text:style-name="Strong_20_Emphasis"><text:span text:style-name="T14">1партия_Рецепт18_Plan4_2проба</text:span></text:span></text:h>
            <text:p text:style-name="P9"/>
          </table:table-cell>
          <table:table-cell table:style-name="Таблица2.C4" office:value-type="string">
            <text:p text:style-name="P16">40</text:p>
          </table:table-cell>
          <table:table-cell table:style-name="Таблица2.D5" office:value-type="string">
            <text:p text:style-name="P21">Низкое</text:p>
          </table:table-cell>
          <table:table-cell table:style-name="Таблица2.E4" office:value-type="string">
            <text:p text:style-name="P21">Есть, существенное</text:p>
          </table:table-cell>
          <table:table-cell table:style-name="Таблица2.F4" office:value-type="string">
            <text:p text:style-name="P21">Левый нижний край</text:p>
          </table:table-cell>
          <table:table-cell table:style-name="Таблица2.G4" office:value-type="string">
            <text:p text:style-name="P21">Да, есть поблизости</text:p>
          </table:table-cell>
          <table:table-cell table:style-name="Таблица2.H4" office:value-type="string">
            <text:p text:style-name="P21"><text:a xlink:type="simple" xlink:href="https://github.com/VLiamin/Image-processing/blob/main/Images/1%20партия/18(тритон)/1партия_Рецепт18_Plan4_2проба.jpg" text:style-name="Internet_20_link" text:visited-style-name="Visited_20_Internet_20_Link"><text:span text:style-name="T30">image</text:span></text:a></text:p>
          </table:table-cell>
        </table:table-row>
        <table:table-row>
          <table:table-cell table:style-name="Таблица2.A5" office:value-type="string">
            <text:p text:style-name="P21">4</text:p>
          </table:table-cell>
          <table:table-cell table:style-name="Таблица2.B5" office:value-type="string">
            <text:h text:style-name="P105" text:outline-level="2"><text:bookmark text:name="blob-path34"/><text:span text:style-name="Strong_20_Emphasis"><text:span text:style-name="T14">1партия_Рецепт18_Plan10_2проба</text:span></text:span></text:h>
            <text:p text:style-name="P9"/>
          </table:table-cell>
          <table:table-cell table:style-name="Таблица2.C5" office:value-type="string">
            <text:p text:style-name="P16">100</text:p>
          </table:table-cell>
          <table:table-cell table:style-name="Таблица2.D5" office:value-type="string">
            <text:p text:style-name="P21">Среднее</text:p>
          </table:table-cell>
          <table:table-cell table:style-name="Таблица2.E5" office:value-type="string">
            <text:p text:style-name="P21">Есть, существенное</text:p>
          </table:table-cell>
          <table:table-cell table:style-name="Таблица2.F5" office:value-type="string">
            <text:p text:style-name="P21">Левый нижний край</text:p>
          </table:table-cell>
          <table:table-cell table:style-name="Таблица2.G5" office:value-type="string">
            <text:p text:style-name="P21">Да, есть поблизости</text:p>
          </table:table-cell>
          <table:table-cell table:style-name="Таблица2.H5" office:value-type="string">
            <text:h text:style-name="P106" text:outline-level="2"><text:a xlink:type="simple" xlink:href="https://github.com/VLiamin/Image-processing/blob/main/Images/1%20партия/18(тритон)/1партия_Рецепт18_Plan10_2проба.jpg" text:style-name="Internet_20_link" text:visited-style-name="Visited_20_Internet_20_Link"><text:span text:style-name="Strong_20_Emphasis"><text:span text:style-name="T22">image</text:span></text:span></text:a></text:h>
            <text:p text:style-name="P21"><text:s/></text:p>
          </table:table-cell>
        </table:table-row>
        <table:table-row>
          <table:table-cell table:style-name="Таблица2.A6" office:value-type="string">
            <text:p text:style-name="P21">5</text:p>
          </table:table-cell>
          <table:table-cell table:style-name="Таблица2.B6" office:value-type="string">
            <text:h text:style-name="P105" text:outline-level="2"><text:bookmark text:name="blob-path35"/><text:span text:style-name="Strong_20_Emphasis"><text:span text:style-name="T14">1партия_Рецепт18_Plan10_3проба</text:span></text:span></text:h>
            <text:p text:style-name="P9"/>
          </table:table-cell>
          <table:table-cell table:style-name="Таблица2.C6" office:value-type="string">
            <text:p text:style-name="P16">100</text:p>
          </table:table-cell>
          <table:table-cell table:style-name="Таблица2.D6" office:value-type="string">
            <text:p text:style-name="P21">Среднее</text:p>
          </table:table-cell>
          <table:table-cell table:style-name="Таблица2.E6" office:value-type="string">
            <text:p text:style-name="P21">Есть</text:p>
          </table:table-cell>
          <table:table-cell table:style-name="Таблица2.F6" office:value-type="string">
            <text:p text:style-name="P21">Справа, не в растворе</text:p>
          </table:table-cell>
          <table:table-cell table:style-name="Таблица2.G6" office:value-type="string">
            <text:p text:style-name="P21">Да</text:p>
          </table:table-cell>
          <table:table-cell table:style-name="Таблица2.H6" office:value-type="string">
            <text:p text:style-name="P21"><text:a xlink:type="simple" xlink:href="https://github.com/VLiamin/Image-processing/blob/main/Images/1%20партия/18(тритон)/1партия_Рецепт18_Plan10_3проба.jpg" text:style-name="Internet_20_link" text:visited-style-name="Visited_20_Internet_20_Link"><text:span text:style-name="T31">image</text:span></text:a></text:p>
          </table:table-cell>
        </table:table-row>
      </table:table>
      <text:p text:style-name="P63"/>
      <text:p text:style-name="P65"><text:soft-page-break/></text:p>
      <text:p text:style-name="P64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20T14:59:30.421000000</meta:creation-date>
    <dc:date>2023-04-08T19:25:09.822000000</dc:date>
    <meta:editing-duration>PT2H40M45S</meta:editing-duration>
    <meta:editing-cycles>27</meta:editing-cycles>
    <meta:generator>LibreOffice/6.4.3.2$Windows_X86_64 LibreOffice_project/747b5d0ebf89f41c860ec2a39efd7cb15b54f2d8</meta:generator>
    <meta:document-statistic meta:table-count="9" meta:image-count="0" meta:object-count="0" meta:page-count="10" meta:paragraph-count="419" meta:word-count="904" meta:character-count="6513" meta:non-whitespace-character-count="5997"/>
  </office:meta>
</office:document-meta>
</file>